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HG ゴシックB Sun" svg:font-family="'HG ゴシックB Sun'" style:font-family-generic="modern" style:font-pitch="fixed"/>
    <style:font-face style:name="ＭＳ ゴシック" svg:font-family="'ＭＳ ゴシック'" style:font-adornments="標準" style:font-family-generic="modern" style:font-pitch="fixed"/>
    <style:font-face style:name="ＭＳ 明朝" svg:font-family="'ＭＳ 明朝'" style:font-adornments="標準" style:font-family-generic="roman" style:font-pitch="fixed"/>
    <style:font-face style:name="Times New Roman" svg:font-family="'Times New Roman'" style:font-family-generic="roman" style:font-pitch="variable"/>
    <style:font-face style:name="ＭＳ Ｐ明朝" svg:font-family="'ＭＳ Ｐ明朝'" style:font-adornments="太字" style:font-family-generic="roman" style:font-pitch="variable"/>
    <style:font-face style:name="ＭＳ Ｐ明朝1" svg:font-family="'ＭＳ Ｐ明朝'" style:font-adornments="太字斜体" style:font-family-generic="roman" style:font-pitch="variable"/>
    <style:font-face style:name="ＭＳ Ｐ明朝2" svg:font-family="'ＭＳ Ｐ明朝'" style:font-adornments="斜体"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HG 明朝L Sun" svg:font-family="'HG 明朝L 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paragraph-properties fo:text-align="center" style:justify-single-word="false"/>
      <style:text-properties style:language-asian="ja" style:country-asian="JP"/>
    </style:style>
    <style:style style:name="P4" style:family="paragraph" style:parent-style-name="Standard">
      <style:paragraph-properties fo:text-align="center" style:justify-single-word="false"/>
      <style:text-properties fo:font-size="20pt" fo:font-weight="bold" style:font-size-asian="20pt" style:language-asian="ja" style:country-asian="JP" style:font-weight-asian="bold" style:font-size-complex="20pt" style:font-weight-complex="bold"/>
    </style:style>
    <style:style style:name="P5" style:family="paragraph" style:parent-style-name="Standard">
      <style:paragraph-properties fo:text-align="center" style:justify-single-word="false"/>
      <style:text-properties fo:font-size="15pt" fo:font-weight="normal" style:font-size-asian="15pt" style:language-asian="ja" style:country-asian="JP" style:font-weight-asian="normal" style:font-size-complex="15pt" style:font-weight-complex="normal"/>
    </style:style>
    <style:style style:name="P6" style:family="paragraph" style:parent-style-name="Standard">
      <style:paragraph-properties fo:break-before="page"/>
      <style:text-properties style:language-asian="ja" style:country-asian="JP"/>
    </style:style>
    <style:style style:name="P7" style:family="paragraph" style:parent-style-name="Heading_20_1">
      <style:paragraph-properties fo:break-before="page"/>
    </style:style>
    <style:style style:name="P8" style:family="paragraph" style:parent-style-name="Text_20_body">
      <style:text-properties fo:font-style="normal" fo:font-weight="bold" style:font-style-asian="normal" style:font-weight-asian="bold" style:font-style-complex="normal" style:font-weight-complex="bold"/>
    </style:style>
    <style:style style:name="P9" style:family="paragraph" style:parent-style-name="Text_20_body">
      <style:text-properties fo:font-style="italic" fo:font-weight="bold" style:font-style-asian="italic" style:font-weight-asian="bold" style:font-style-complex="italic" style:font-weight-complex="bold"/>
    </style:style>
    <style:style style:name="P10" style:family="paragraph" style:parent-style-name="Text_20_body">
      <style:text-properties style:language-asian="ja" style:country-asian="JP"/>
    </style:style>
    <style:style style:name="P11" style:family="paragraph" style:parent-style-name="Text_20_body">
      <style:text-properties fo:font-weight="bold" style:font-weight-asian="bold" style:font-weight-complex="bold"/>
    </style:style>
    <style:style style:name="P12" style:family="paragraph" style:parent-style-name="コードブロック">
      <style:text-properties style:language-asian="ja" style:country-asian="JP"/>
    </style:style>
    <style:style style:name="P13" style:family="paragraph" style:parent-style-name="Heading_20_3">
      <style:text-properties style:language-asian="ja" style:country-asian="JP"/>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4">
      <style:paragraph-properties>
        <style:tab-stops>
          <style:tab-stop style:position="15.503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Heading_20_1" style:master-page-name="本文">
      <style:paragraph-properties style:page-number="auto"/>
      <style:text-properties style:language-asian="ja" style:country-asian="JP"/>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Standard" style:master-page-name="First_20_Page">
      <style:paragraph-properties style:page-number="auto"/>
      <style:text-properties style:language-asian="ja" style:country-asian="JP"/>
    </style:style>
    <style:style style:name="P20" style:family="paragraph" style:parent-style-name="Text_20_body">
      <style:text-properties style:language-asian="ja" style:country-asian="JP"/>
    </style:style>
    <style:style style:name="P21" style:family="paragraph" style:parent-style-name="Text_20_body">
      <style:text-properties fo:font-style="italic" style:font-style-asian="italic" style:font-style-complex="italic"/>
    </style:style>
    <style:style style:name="T1" style:family="text">
      <style:text-properties style:language-asian="ja" style:country-asian="JP"/>
    </style:style>
    <style:style style:name="T2" style:family="text">
      <style:text-properties fo:font-weight="bold" style:font-weight-asian="bold" style:font-weight-complex="bold"/>
    </style:style>
    <style:style style:name="T3" style:family="text">
      <style:text-properties fo:font-weight="bold" style:language-asian="ja" style:country-asian="JP" style:font-weight-asian="bold" style:font-weight-complex="bold"/>
    </style:style>
    <style:style style:name="T4"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Xhwlay Tutorial</text:p>
      <text:p text:style-name="P5"/>
      <text:p text:style-name="P5">Version 1.1</text:p>
      <text:p text:style-name="P5"/>
      <text:p text:style-name="P5">author: msakamoto-sf@users.sourceforge.net</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Copyright(c) 2007 msakamoto-sf@users.sourceforge.net</text:p>
      <text:p text:style-name="Standard"/>
      <text:p text:style-name="Standard">Licensed under the Apache License, Version 2.0 (the "License");</text:p>
      <text:p text:style-name="Standard">you may not use this file except in compliance with the <text:span text:style-name="T1">License. You</text:span> may obtain a copy of the License at</text:p>
      <text:p text:style-name="Standard"/>
      <text:p text:style-name="Standard"><text:s text:c="4"/>http://www.apache.org/licenses/LICENSE-2.0</text:p>
      <text:p text:style-name="Standard"/>
      <text:p text:style-name="Standard">Unless required by applicable law or agreed to in writing, <text:span text:style-name="T1">software distributed</text:span> under the License is distributed on an "AS IS" BASIS,<text:span text:style-name="T1"> </text:span>WITHOUT WARRANTIES OR CONDITIONS OF ANY KIND, either express or <text:span text:style-name="T1">implied. See</text:span> the License for the specific language governing permissions <text:span text:style-name="T1">and limitations</text:span> under the License.*</text:p>
      <text:p text:style-name="P2"/>
      <text:p text:style-name="P6"/>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4">0. <text:s text:c="2"/>前書き<text:tab/>4</text:p>
          <text:p text:style-name="P16">0.A. <text:s text:c="2"/>Xhwlayのバージョン、およびブラウザの注意点<text:tab/>4</text:p>
          <text:p text:style-name="P16">0.B. <text:s text:c="2"/>対象読者とチュートリアルの準備<text:tab/>4</text:p>
          <text:p text:style-name="P18"><text:s text:c="3"/>チュートリアル用のVirtualHost設定<text:tab/>4</text:p>
          <text:p text:style-name="P18"><text:s text:c="3"/>クライアントPCのhostファイル設定<text:tab/>5</text:p>
          <text:p text:style-name="P18"><text:s text:c="3"/>Apacheの設定を操作できない場合<text:tab/>5</text:p>
          <text:p text:style-name="P14">1. <text:s text:c="2"/>Part 1<text:tab/>6</text:p>
          <text:p text:style-name="P16">1.A. <text:s text:c="2"/>ページフローの設計<text:tab/>6</text:p>
          <text:p text:style-name="P18"><text:s text:c="3"/>ページ（Page）<text:tab/>6</text:p>
          <text:p text:style-name="P18"><text:s text:c="3"/>イベント（Event）<text:tab/>7</text:p>
          <text:p text:style-name="P18"><text:s text:c="3"/>ガード（Guard）<text:tab/>7</text:p>
          <text:p text:style-name="P16">1.B. <text:s text:c="2"/>Xhwlayアプリケーションの骨組み<text:tab/>8</text:p>
          <text:p text:style-name="P18"><text:s text:c="3"/>ページフローの埋め込み<text:tab/>10</text:p>
          <text:p text:style-name="P18"><text:s text:c="3"/>Page Action のスケルトン<text:tab/>12</text:p>
          <text:p text:style-name="P18"><text:s text:c="3"/>Event Action のスケルトン<text:tab/>13</text:p>
          <text:p text:style-name="P18"><text:s text:c="3"/>Guard Action のスケルトン<text:tab/>14</text:p>
          <text:p text:style-name="P18"><text:s text:c="3"/>"View Name" とスケルトンテンプレートの準備<text:tab/>15</text:p>
          <text:p text:style-name="P15"><text:s text:c="3"/>ページActionの編集<text:tab/>15</text:p>
          <text:p text:style-name="P15"><text:s text:c="3"/>テンプレートHTMLファイルの準備<text:tab/>16</text:p>
          <text:p text:style-name="P16">1.C. <text:s text:c="2"/>Xhwlayアプリケーションの構築<text:tab/>16</text:p>
          <text:p text:style-name="P18"><text:s text:c="3"/>"Bookmark"<text:tab/>17</text:p>
          <text:p text:style-name="P18"><text:s text:c="3"/>"Bookmark Container" と"Bookmark Container Id (BCID)"<text:tab/>17</text:p>
          <text:p text:style-name="P18"><text:s text:c="3"/>""HOOK" と "setup", "terminate" フック<text:tab/>17</text:p>
          <text:p text:style-name="P16">1.D. <text:s text:c="2"/>ログイン・ログアウトとその他の機能の実装<text:tab/>21</text:p>
          <text:p text:style-name="P18"><text:s text:c="3"/>ログイン・ログアウト<text:tab/>21</text:p>
          <text:p text:style-name="P15"><text:s text:c="3"/>"demo_guard_validateLogin" ガードActionの実装<text:tab/>21</text:p>
          <text:p text:style-name="P15"><text:s text:c="3"/>"demo_event_onLogin" イベントActionの実装<text:tab/>22</text:p>
          <text:p text:style-name="P15"><text:s text:c="3"/>"demo_event_onLogout" イベントActionの実装<text:tab/>23</text:p>
          <text:p text:style-name="P18"><text:s text:c="3"/>おまけ機能の実装<text:tab/>23</text:p>
          <text:p text:style-name="P15"><text:s text:c="3"/>demo_page_main()<text:tab/>23</text:p>
          <text:p text:style-name="P15"><text:s text:c="3"/>templates/login_main.html<text:tab/>24</text:p>
          <text:p text:style-name="P18"><text:s text:c="3"/>アクセステスト<text:tab/>25</text:p>
          <text:p text:style-name="P16">1.E. <text:s text:c="2"/>次のチュートリアル<text:tab/>25</text:p>
          <text:p text:style-name="P14">2. <text:s text:c="2"/>Part 2<text:tab/>26</text:p>
          <text:p text:style-name="P16"><text:soft-page-break/>2.A. <text:s text:c="2"/>ページフローの設計<text:tab/>26</text:p>
          <text:p text:style-name="P16">2.B. <text:s text:c="2"/>Xhwlayアプリケーションの骨組み<text:tab/>27</text:p>
          <text:p text:style-name="P18"><text:s text:c="3"/>ウィザードアプリケーションのサンプルのイベントアクション<text:tab/>32</text:p>
          <text:p text:style-name="P18"><text:s text:c="3"/>demo_hook_setup_session()関数とテンプレートHTMLの若干の差異について<text:tab/>33</text:p>
          <text:p text:style-name="P16">2.C. <text:s text:c="2"/>Xhwlayアプリケーションの構築<text:tab/>34</text:p>
          <text:p text:style-name="P18"><text:s text:c="3"/>ページアクションの実装<text:tab/>34</text:p>
          <text:p text:style-name="P18"><text:s text:c="3"/>再POST確認メッセージBOXの対処<text:tab/>35</text:p>
          <text:p text:style-name="P16">2.D. <text:s text:c="2"/>おまけ : login/logoutとの組み合わせ<text:tab/>36</text:p>
          <text:p text:style-name="P16">2.E. <text:s text:c="2"/>次のチュートリアル<text:tab/>37</text:p>
          <text:p text:style-name="P14">3. <text:s text:c="2"/>Part 3<text:tab/>38</text:p>
          <text:p text:style-name="P16">3.A. <text:s text:c="2"/>典型的な "Action-page mapping" アプリケーションのメカニズム<text:tab/>38</text:p>
          <text:p text:style-name="P16">3.B. <text:s text:c="2"/>ページフローの設計<text:tab/>39</text:p>
          <text:p text:style-name="P16">3.C. <text:s text:c="2"/>Xhwlayアプリケーションの骨組み<text:tab/>39</text:p>
          <text:p text:style-name="P18"><text:s text:c="3"/>"Barrier" アクション<text:tab/>44</text:p>
          <text:p text:style-name="P16">3.D. <text:s text:c="2"/>"Bookmark-OFF"モードのページフロー<text:tab/>45</text:p>
          <text:p text:style-name="P16">3.E. <text:s text:c="2"/>実行時にカスタムクラスをロードするには<text:tab/>46</text:p>
          <text:p text:style-name="P16">3.F. <text:s text:c="2"/>チュートリアルの終わりに<text:tab/>50</text:p>
        </text:index-body>
      </text:table-of-content>
      <text:p text:style-name="P2"/>
      <text:p text:style-name="P2"/>
      <text:p text:style-name="P2"/>
      <text:p text:style-name="P2">2007/10/09 : Version1.0 created</text:p>
      <text:p text:style-name="P2">2008/02/14 : Version1.1 created</text:p>
      <text:p text:style-name="Standard"/>
      <text:h text:style-name="P17" text:outline-level="1">前書き</text:h>
      <text:p text:style-name="Text_20_body"/>
      <text:p text:style-name="Text_20_body">このチュートリアルは３つのパートで出来ています。</text:p>
      <text:p text:style-name="Text_20_body">Part1: ログイン・ログアウトを実現する簡単なページフローを作成します。</text:p>
      <text:p text:style-name="Text_20_body">Part2: 簡単なウィザード形式のページフローを作成します。</text:p>
      <text:p text:style-name="Text_20_body">Part3: "Page-action mapping"型のページフローを作成します。また、ステートレスにする方法を紹介します。</text:p>
      <text:p text:style-name="Text_20_body"/>
      <text:p text:style-name="Text_20_body">このチュートリアルで示されているソースコードは、全て Xhwlayのリリースアーカイブの "sample" ディレクトリの中に含まれて<text:span text:style-name="T1">い</text:span>ます。Part1を開始する前に、以下のセクションを読んでチュートリアル用の環境を整えましょう。</text:p>
      <text:p text:style-name="Text_20_body"/>
      <text:h text:style-name="Heading_20_2" text:outline-level="2">Xhwlay<text:span text:style-name="T1">のバージョン、およびブラウザの</text:span>注意点</text:h>
      <text:p text:style-name="Text_20_body"/>
      <text:p text:style-name="P10">開発者(=msakamoto-sf)のミスにより、Xhwlay-0.9.0のsampleコードにはInternet Explorer上では正常に動作しない、"&lt;button&gt;"タグを含んでいました。0.9.0のsampleを動かす時は他のブラウザを使用して下さい。</text:p>
      <text:p text:style-name="P10">0.9.1以降ではこの問題は修正され、本ドキュメントも更新されています。(Part2参照)</text:p>
      <text:p text:style-name="Text_20_body"/>
      <text:h text:style-name="Heading_20_2" text:outline-level="2"><text:span text:style-name="T1">対象読者と</text:span>チュートリアルの準備</text:h>
      <text:p text:style-name="Text_20_body"/>
      <text:p text:style-name="Text_20_body">このチュートリアルでは、読者はApacheとPHPを用いたWebアプリケーション作成を有る程度独力でできるレベルを想定しています。</text:p>
      <text:p text:style-name="Text_20_body">もし読者である貴方が、昨日今日始めたばかりでApacheの設定やphp.iniの設定を自信を持って行えないようであれば、まずは基礎固めをしてから再度このチュートリアルを読んでください。</text:p>
      <text:p text:style-name="Text_20_body"/>
      <text:h text:style-name="Heading_20_3" text:outline-level="3">チュートリアル用のVirtualHost設定</text:h>
      <text:p text:style-name="Text_20_body"/>
      <text:p text:style-name="Text_20_body">このチュートリアルでは作成するPHPスクリプトを <text:span text:style-name="Source_20_Text">"http://xhwlay-tutorial/"</text:span> というURLからアクセスできるようにしています。ApacheのVirtualHost設定を以下のような形で追加します。</text:p>
      <text:p text:style-name="コードブロック"><text:soft-page-break/>NameVirtualHost *:80</text:p>
      <text:p text:style-name="コードブロック">&lt;VirtualHost *:80&gt;</text:p>
      <text:p text:style-name="コードブロック">ServerName xhwlay-tutorial</text:p>
      <text:p text:style-name="コードブロック">DocumentRoot /your/xhwlay/tutorial/path</text:p>
      <text:p text:style-name="コードブロック">&lt;/VirtualHost&gt;</text:p>
      <text:p text:style-name="Text_20_body">※すでにお使いのサーバーではPHPとApacheが適切に設定され、動いていることを前提とします。</text:p>
      <text:p text:style-name="Text_20_body">ApacheのVirtualHost設定の詳細については次のURLを参照してください。</text:p>
      <text:p text:style-name="Text_20_body">http://httpd.apache.org/docs/2.0/vhosts/</text:p>
      <text:p text:style-name="Text_20_body"/>
      <text:h text:style-name="Heading_20_3" text:outline-level="3">クライアントPCのhostファイル<text:span text:style-name="T1">設定</text:span></text:h>
      <text:p text:style-name="Text_20_body"/>
      <text:p text:style-name="Text_20_body">hostファイルに "xhwlay-tutorial" のホスト設定を追加します。</text:p>
      <text:p text:style-name="コードブロック"><text:s/>192.168.0.1 xhwlay-tutorial<text:span text:style-name="T1"> <text:s text:c="2"/># 192.168.0.1 is your server's ip address.</text:span></text:p>
      <text:p text:style-name="Text_20_body">hostファイルの主な置き場所は以下の通りです。</text:p>
      <text:p text:style-name="Text_20_body"/>
      <text:p text:style-name="Text_20_body">- Windows XP :</text:p>
      <text:p text:style-name="Text_20_body">C:\WINDOWS\system32\drivers\etc\host</text:p>
      <text:p text:style-name="Text_20_body"/>
      <text:p text:style-name="Text_20_body">- UNIX, Linux :</text:p>
      <text:p text:style-name="Text_20_body">/etc/host</text:p>
      <text:p text:style-name="Text_20_body"/>
      <text:p text:style-name="Text_20_body">自分で設定できない場合は、サーバの管理者に問い合わせてみてください。</text:p>
      <text:p text:style-name="Text_20_body"/>
      <text:h text:style-name="Heading_20_3" text:outline-level="3">Apacheの設定を操作できない場合</text:h>
      <text:p text:style-name="Text_20_body"/>
      <text:p text:style-name="Text_20_body">以下のチュートリアルで <text:span text:style-name="Source_20_Text">"http://xhwlay-tutorial/"</text:span> となっているところを、適宜読者の環境のURLに読み替えてください。</text:p>
      <text:p text:style-name="Text_20_body"/>
      <text:p text:style-name="Text_20_body">Apache<text:span text:style-name="T1">の設定が完了したら、設定したチュートリアル用のディレクトリに適当なHTML</text:span><text:span text:style-name="T1">或いはPHPファイルを作成し、ブラウザ上から見えることを確認して下さい。</text:span></text:p>
      <text:p text:style-name="Text_20_body"/>
      <text:h text:style-name="P7" text:outline-level="1">Part 1</text:h>
      <text:p text:style-name="Text_20_body"/>
      <text:p text:style-name="Text_20_body">このパートではログイン・ログアウト機能を備えたページフローを作成することで、Xhwlayの基本的な使い方を見ていきます。完全なソースコードは、Xhwlayリリースアーカイブの"sample"ディレクトリの中に含まれて<text:span text:style-name="T1">い</text:span>ます。</text:p>
      <text:p text:style-name="Text_20_body">（注意：完全なソースコードは、パート2のウィザードアプリケーション(main.php)との連携コードが含まれて居ます）</text:p>
      <text:p text:style-name="Text_20_body"/>
      <text:h text:style-name="Heading_20_2" text:outline-level="2">ページフローの設計</text:h>
      <text:p text:style-name="Text_20_body"/>
      <text:p text:style-name="Text_20_body">最初に、これから作成するアプリケーションの<text:span text:style-name="T2">ページフロー</text:span>を作ります。</text:p>
      <text:p text:style-name="Text_20_body">これまでの"Page-action mapping"型のPHPフレームワークでは、最初に考えるのはどのPHPがどのアクションを実行するか、だったと思います。</text:p>
      <text:p text:style-name="Text_20_body">Xhwlayなどのイベント駆動指向のステートフルなアプリケーションでは、最初にどの<text:span text:style-name="T2">ページ(State)</text:span>があり、どういう<text:span text:style-name="T2">イベント</text:span>によりどう遷移していくかを定義した<text:span text:style-name="T2">「ページフロー」</text:span>を考えます。Xhwlayにおける"ページ"は、ステートフルアプリケーションにおける"状態(State)"とほぼ同義です。</text:p>
      <text:p text:style-name="Text_20_body"/>
      <text:h text:style-name="Heading_20_3" text:outline-level="3">ページ<text:span text:style-name="T1">（Page）</text:span></text:h>
      <text:p text:style-name="Text_20_body"/>
      <text:p text:style-name="Text_20_body">ログイン・ログアウトアプリケーションですので、以下の二つのページが考えられます。</text:p>
      <text:p text:style-name="Text_20_body">- <text:span text:style-name="T2">"login" ページ</text:span> : "username"と"password"入力とsubmitボタンを表示するページ</text:p>
      <text:p text:style-name="Text_20_body">- <text:span text:style-name="T2">"logout" ページ</text:span> : ログアウトメッセージを表示するページで、ユーザーが"logout"をリクエストしたときに表示されるページ</text:p>
      <text:p text:style-name="Text_20_body"/>
      <text:p text:style-name="Text_20_body">"login"した後はどこへ遷移すればよいでしょうか？今回は"ログイン中"と表示するページを一枚、用意します。</text:p>
      <text:p text:style-name="Text_20_body">- <text:span text:style-name="T2">"main"ページ</text:span> : "ログイン中"であることを表示するページ</text:p>
      <text:p text:style-name="Text_20_body"/>
      <text:p text:style-name="Text_20_body">次に、開始と終了ページを定義します。</text:p>
      <text:p text:style-name="P8">Xhwlayでは一つのページフローは一冊の本に喩えることができます。一つの本には、開始ページが一つ、そして終了ページが複数存在します。</text:p>
      <text:p text:style-name="Text_20_body"><text:soft-page-break/>ここでは"login"ページを開始ページとし、"logout"ページを終了ページとします。</text:p>
      <text:p text:style-name="コードブロック"><text:s/>"login" page (start) ----&gt; "main" page ----&gt; "logout" page (end)</text:p>
      <text:p text:style-name="Text_20_body"/>
      <text:h text:style-name="Heading_20_3" text:outline-level="3">イベント<text:span text:style-name="T1">（Event）</text:span></text:h>
      <text:p text:style-name="Text_20_body"/>
      <text:p text:style-name="Text_20_body">次に、ページを遷移させるための「<text:span text:style-name="T2">イベント</text:span>」を定義します。イベントとは、ページ遷移のトリガーとなるユーザーからのリクエストのことです。今回のアプリケーションでは、"login"イベントと"logout"イベントの二つがあることが明らかです。</text:p>
      <text:p text:style-name="Text_20_body"/>
      <text:p text:style-name="Text_20_body">- <text:span text:style-name="T2">login イベント</text:span> : "login"ページでloginイベントが発生すると、usernameとpasswordをチェックし、チェックOKであれば"main"ページに遷移します。"onLogin" イベントと名づけます。</text:p>
      <text:p text:style-name="Text_20_body">- <text:span text:style-name="T2">logout イベント</text:span> : "main"ページでlogoutイベントが発生すると、"logout"ページへ遷移します。"onLogout" イベントと名づけます。</text:p>
      <text:p text:style-name="コードブロック"><text:s text:c="15"/>"onLogin" event <text:s text:c="5"/>"onLogout" event</text:p>
      <text:p text:style-name="コードブロック"><text:span text:style-name="T1"><text:s text:c="23"/></text:span>| <text:s text:c="16"/>|</text:p>
      <text:p text:style-name="コードブロック"><text:span text:style-name="T1"><text:s text:c="23"/></text:span>| <text:s text:c="16"/>|</text:p>
      <text:p text:style-name="コードブロック"><text:span text:style-name="T1"><text:s text:c="23"/></text:span>V <text:s text:c="16"/>V</text:p>
      <text:p text:style-name="コードブロック"><text:s/>"login" page (start) ---&gt; "main" page ----&gt; "logout" page (end)</text:p>
      <text:p text:style-name="Text_20_body"/>
      <text:h text:style-name="Heading_20_3" text:outline-level="3">ガード<text:span text:style-name="T1">（</text:span>Guard<text:span text:style-name="T1">）</text:span></text:h>
      <text:p text:style-name="Text_20_body"/>
      <text:p text:style-name="Text_20_body">"onLogin"イベントでは、リクエストされたusernameとpasswordが正しいことをチェックする必要があります。もし正しければ、アプリケーションは"login"ページから"main"ページへ遷移します。もし正しくなければ、"main"ページへは遷移せず、"login"ページへロールバックします。</text:p>
      <text:p text:style-name="Text_20_body">Xhwlayや他の有限状態遷移マシンのコンセプトでは、ページ遷移の是非を決定するこのような<text:span text:style-name="T1">機能</text:span>を<text:span text:style-name="T2">"ガード(Guard)"</text:span>と呼びます。ガードはいわば、ページ遷移における「門番(Gate Keeper)」です。</text:p>
      <text:p text:style-name="Text_20_body">今回は"onLogin"イベントで "validateLogin"というガードを定義します。</text:p>
      <text:p text:style-name="P12">"login" page (start)</text:p>
      <text:p text:style-name="P12"><text:s/>↓</text:p>
      <text:p text:style-name="P12">("validateLogin" guard) ← "onLogin" event</text:p>
      <text:p text:style-name="コードブロック"><text:s/><text:span text:style-name="T1">↓</text:span></text:p>
      <text:p text:style-name="コードブロック"><text:soft-page-break/>"main" page</text:p>
      <text:p text:style-name="コードブロック"><text:s/><text:span text:style-name="T1">↓← "onLogout" event</text:span></text:p>
      <text:p text:style-name="コードブロック">"logout" page (end)</text:p>
      <text:p text:style-name="Text_20_body"/>
      <text:p text:style-name="Text_20_body">これで、ログイン・ログアウトアプリケーションのページフローを作成できました。続いて、これを動かすためのXhwlayアプリケーションのスクリプトをざっと書いてみます。</text:p>
      <text:h text:style-name="Heading_20_2" text:outline-level="2">Xhwlayアプリケーションの骨組み</text:h>
      <text:p text:style-name="Text_20_body"/>
      <text:p text:style-name="Text_20_body">では、Xhwlayアプリケーションのアウトラインを組み立ててみましょう。</text:p>
      <text:p text:style-name="Text_20_body">最初に以下のようなスケルトンスクリプトを作ります。<text:span text:style-name="Source_20_Text">"http://xhwlay-tutorial/"</text:span>でアクセスできるディレクトリに、"login.php"として保存してください。</text:p>
      <text:p text:style-name="コードブロック">&lt;?php</text:p>
      <text:p text:style-name="コードブロック">$__base_dir = dirname(__FILE__);</text:p>
      <text:p text:style-name="コードブロック">$__include_path = ini_get("include_path");</text:p>
      <text:p text:style-name="コードブロック">ini_set("include_path", realpath($__base_dir . '/../') . PATH_SEPARATOR . $__include_path);</text:p>
      <text:p text:style-name="コードブロック">session_save_path($__base_dir . '/sess/');</text:p>
      <text:p text:style-name="コードブロック"/>
      <text:p text:style-name="コードブロック">// {{{ requires</text:p>
      <text:p text:style-name="コードブロック">require_once('Xhwlay/Runner.php');</text:p>
      <text:p text:style-name="コードブロック">require_once('Xhwlay/Bookmark/FileStoreContainer.php');</text:p>
      <text:p text:style-name="コードブロック">require_once('Xhwlay/Config/PHPArray.php');</text:p>
      <text:p text:style-name="コードブロック">require_once('Xhwlay/Renderer/Serialize.php');</text:p>
      <text:p text:style-name="コードブロック">require_once('Xhwlay/Renderer/Include.php');</text:p>
      <text:p text:style-name="コードブロック">// }}}</text:p>
      <text:p text:style-name="コードブロック">// {{{ Bookmark Container and Page Flow (Story) Configurations</text:p>
      <text:p text:style-name="コードブロック">$bookmarkContainerParams = array(</text:p>
      <text:p text:style-name="コードブロック"><text:s text:c="4"/>"dataDir" =&gt; $__base_dir.'/datas',</text:p>
      <text:p text:style-name="コードブロック"><text:s text:c="4"/>"gc_probability" =&gt; 1,</text:p>
      <text:p text:style-name="コードブロック"><text:s text:c="4"/>"gc_divisor" =&gt; 1,</text:p>
      <text:p text:style-name="コードブロック"><text:s text:c="4"/>"gc_maxlifetime" =&gt; 30,</text:p>
      <text:p text:style-name="コードブロック">);</text:p>
      <text:p text:style-name="コードブロック">$configP = array(</text:p>
      <text:p text:style-name="コードブロック"><text:s text:c="4"/>// Yet empty array.</text:p>
      <text:p text:style-name="コードブロック"><text:soft-page-break/><text:s text:c="4"/>);</text:p>
      <text:p text:style-name="コードブロック"/>
      <text:p text:style-name="コードブロック">// }}}</text:p>
      <text:p text:style-name="コードブロック">// {{{ main scripts</text:p>
      <text:p text:style-name="コードブロック"/>
      <text:p text:style-name="コードブロック">$renderer =&amp; new Xhwlay_Renderer_Include();</text:p>
      <text:p text:style-name="コードブロック">$config =&amp; new Xhwlay_Config_PHPArray($configP);</text:p>
      <text:p text:style-name="コードブロック"/>
      <text:p text:style-name="コードブロック">$runner =&amp; new Xhwlay_Runner();</text:p>
      <text:p text:style-name="コードブロック">$runner-&gt;setBookmarkContainerClassName("Xhwlay_Bookmark_FileStoreContainer");</text:p>
      <text:p text:style-name="コードブロック">$runner-&gt;setBookmarkContainerParams($bookmarkContainerParams);</text:p>
      <text:p text:style-name="コードブロック">$runner-&gt;setConfig($config);</text:p>
      <text:p text:style-name="コードブロック">$runner-&gt;setRenderer($renderer);</text:p>
      <text:p text:style-name="コードブロック"/>
      <text:p text:style-name="コードブロック">echo $runner-&gt;run();</text:p>
      <text:p text:style-name="コードブロック">?&gt;</text:p>
      <text:p text:style-name="Text_20_body"/>
      <text:p text:style-name="Text_20_body">細かいところを見ていきましょう。</text:p>
      <text:p text:style-name="Text_20_body"/>
      <text:p text:style-name="P9">requirements:</text:p>
      <text:p text:style-name="Text_20_body">- Xhwlay/Runner.php : ページフローの実行エンジン本体</text:p>
      <text:p text:style-name="Text_20_body">- Xhwlay/Bookmark/FileStoreContainer.php : Bookmarkのファイルストア用エンジン(Bookmarkについては後述)</text:p>
      <text:p text:style-name="Text_20_body">- Xhwlay/Config/PHPArray.php : ページフローをPHPの連想配列で定義するためのクラス</text:p>
      <text:p text:style-name="Text_20_body">- Xhwlay/Renderer/Include.php : ファイルをincludeするだけの単純なレンダリングエンジン(後述)</text:p>
      <text:p text:style-name="Text_20_body"/>
      <text:p text:style-name="P9">settings:</text:p>
      <text:p text:style-name="Text_20_body">- $bookmarkContainerParams : Bookmarkコンテナの設定パラメータ(後述)</text:p>
      <text:p text:style-name="Text_20_body">- $configP : ページフロー定義(後で中身を埋めます)</text:p>
      <text:p text:style-name="Text_20_body"/>
      <text:p text:style-name="P9">main scripts:</text:p>
      <text:p text:style-name="コードブロック">$renderer =&amp; new Xhwlay_Renderer_Include();</text:p>
      <text:p text:style-name="コードブロック">$config =&amp; new Xhwlay_Config_PHPArray($configP);</text:p>
      <text:p text:style-name="Text_20_body"><text:soft-page-break/>レンダラとコンフィギュレーションのインスタンスを作成します。今の時点では、コンフィギュレーションは空のページフロー設定で初期化されます。</text:p>
      <text:p text:style-name="Text_20_body"/>
      <text:p text:style-name="コードブロック">$runner =&amp; new Xhwlay_Runner();</text:p>
      <text:p text:style-name="コードブロック">$runner-&gt;setBookmarkContainerClassName("Xhwlay_Bookmark_FileStoreContainer");</text:p>
      <text:p text:style-name="コードブロック">$runner-&gt;setBookmarkContainerParams($bookmarkContainerParams);</text:p>
      <text:p text:style-name="コードブロック">$runner-&gt;setConfig($config);</text:p>
      <text:p text:style-name="コードブロック">$runner-&gt;setRenderer($renderer);</text:p>
      <text:p text:style-name="Text_20_body">Xhwlay_Runnerのインスタンスを作成します。続いて、Bookmarkコンテナの実装クラス名とそのパラメータを設定します(後述)。その後、レンダラとコンフィギュレーションのインスタンスを設定します。</text:p>
      <text:p text:style-name="Text_20_body"/>
      <text:p text:style-name="コードブロック">echo $runner-&gt;run();</text:p>
      <text:p text:style-name="Text_20_body">ページフローを実行し、出力データを受け取りechoして出力します。この時点では唯のスケルトンで、何も意味のある処理は行いません。</text:p>
      <text:p text:style-name="Text_20_body"/>
      <text:h text:style-name="Heading_20_3" text:outline-level="3">ページフローの埋め込み</text:h>
      <text:p text:style-name="Text_20_body"/>
      <text:p text:style-name="Text_20_body">では、ページフローをスクリプトに埋め込んでみましょう。</text:p>
      <text:p text:style-name="コードブロック">$configP = array(</text:p>
      <text:p text:style-name="コードブロック"><text:s text:c="4"/>"story" =&gt; array(</text:p>
      <text:p text:style-name="コードブロック"><text:s text:c="8"/>"name" =&gt; "Login Example",</text:p>
      <text:p text:style-name="コードブロック"><text:s text:c="8"/>"bookmark" =&gt; "on",</text:p>
      <text:p text:style-name="コードブロック"><text:s text:c="8"/>),</text:p>
      <text:p text:style-name="コードブロック"><text:s text:c="4"/>"page" =&gt; array(</text:p>
      <text:p text:style-name="コードブロック"><text:s text:c="8"/>"logout" =&gt; array(</text:p>
      <text:p text:style-name="コードブロック"><text:s text:c="12"/>"bookmark" =&gt; "last", // indicate this page is end page.</text:p>
      <text:p text:style-name="コードブロック"><text:s text:c="12"/>),</text:p>
      <text:p text:style-name="コードブロック"><text:s text:c="8"/>"main" =&gt; array(</text:p>
      <text:p text:style-name="コードブロック"><text:s text:c="12"/>"event" =&gt; array(</text:p>
      <text:p text:style-name="コードブロック"><text:s text:c="16"/>// Acceptable Event list.</text:p>
      <text:p text:style-name="コードブロック"><text:s text:c="16"/>// key is event name, and value is guard name.</text:p>
      <text:p text:style-name="コードブロック"><text:s text:c="16"/>// If guard name is null, guard is not defined and not invoked.</text:p>
      <text:p text:style-name="コードブロック"><text:s text:c="16"/>"onLogout" =&gt; null,</text:p>
      <text:p text:style-name="コードブロック"><text:soft-page-break/><text:s text:c="16"/>),</text:p>
      <text:p text:style-name="コードブロック"><text:s text:c="12"/>),</text:p>
      <text:p text:style-name="コードブロック"><text:s text:c="8"/>// "*" means start page, equals, "login" page.</text:p>
      <text:p text:style-name="コードブロック"><text:s text:c="8"/>"*" =&gt; array(</text:p>
      <text:p text:style-name="コードブロック"><text:s text:c="12"/>"event" =&gt; array(</text:p>
      <text:p text:style-name="コードブロック"><text:s text:c="16"/>"onLogin" =&gt; "validateLogin",</text:p>
      <text:p text:style-name="コードブロック"><text:s text:c="16"/>),</text:p>
      <text:p text:style-name="コードブロック"><text:s text:c="12"/>),</text:p>
      <text:p text:style-name="コードブロック"><text:s text:c="8"/>),</text:p>
      <text:p text:style-name="コードブロック"><text:s text:c="4"/>"event" =&gt; array(</text:p>
      <text:p text:style-name="コードブロック"><text:s text:c="8"/>"onLogout" =&gt; array(</text:p>
      <text:p text:style-name="コードブロック"><text:s text:c="12"/>"transit" =&gt; array(</text:p>
      <text:p text:style-name="コードブロック"><text:s text:c="16"/>// key is string which returned by event handler, </text:p>
      <text:p text:style-name="コードブロック"><text:s text:c="16"/>// value is page name which defined above "page" configuration.</text:p>
      <text:p text:style-name="コードブロック"><text:s text:c="16"/>"success" =&gt; "logout",</text:p>
      <text:p text:style-name="コードブロック"><text:s text:c="16"/>),</text:p>
      <text:p text:style-name="コードブロック"><text:s text:c="12"/>),</text:p>
      <text:p text:style-name="コードブロック"><text:s text:c="8"/>"onLogin" =&gt; array(</text:p>
      <text:p text:style-name="コードブロック"><text:s text:c="12"/>"transit" =&gt; array(</text:p>
      <text:p text:style-name="コードブロック"><text:s text:c="16"/>"success" =&gt; "main",</text:p>
      <text:p text:style-name="コードブロック"><text:s text:c="16"/>),</text:p>
      <text:p text:style-name="コードブロック"><text:s text:c="12"/>),</text:p>
      <text:p text:style-name="コードブロック"><text:s text:c="8"/>),</text:p>
      <text:p text:style-name="コードブロック"><text:s text:c="4"/>"guard" =&gt; array(</text:p>
      <text:p text:style-name="コードブロック"><text:s text:c="8"/>"validateLogin" =&gt; array(</text:p>
      <text:p text:style-name="コードブロック"><text:s text:c="12"/>),</text:p>
      <text:p text:style-name="コードブロック"><text:s text:c="8"/>),</text:p>
      <text:p text:style-name="コードブロック"><text:s text:c="4"/>);</text:p>
      <text:p text:style-name="Text_20_body"/>
      <text:p text:style-name="Text_20_body">Xhwlayのデフォルトのコンフィギュレーションエンジンは、PHPの連想配列を使います。もちろん、デフォルトを拡張してyamlやxmlなどの好みのフォーマットでページフローを定義できるようにすることも可能です。</text:p>
      <text:p text:style-name="Text_20_body">これでページフローも定義できたように見えます。しかし、まだ実際の処理(Action)を定義していません。</text:p>
      <text:p text:style-name="Text_20_body"/>
      <text:h text:style-name="Heading_20_3" text:outline-level="3"><text:soft-page-break/>Page Action のスケルトン</text:h>
      <text:p text:style-name="Text_20_body"/>
      <text:p text:style-name="Text_20_body">では、ページ、イベント、ガードの各Actionを定義していきましょう。</text:p>
      <text:p text:style-name="Text_20_body">最初に"login"ページのActionを作って<text:span text:style-name="T1">み</text:span>ます。</text:p>
      <text:p text:style-name="コードブロック">function demo_page_login(&amp;$runner, $page, &amp;$bookmark, $params) {</text:p>
      <text:p text:style-name="コードブロック">}</text:p>
      <text:p text:style-name="Text_20_body">中身は後で埋めていきますので、今はスケルトンにしておきます。作成したActionを実際のページ定義に結び付けるには、"login"ページの定義に"user_function"エントリを追加します。</text:p>
      <text:p text:style-name="コードブロック">"*" =&gt; array(</text:p>
      <text:p text:style-name="コードブロック"><text:s text:c="4"/>"user_function" =&gt; "demo_page_login", // This line is added.</text:p>
      <text:p text:style-name="コードブロック"><text:s text:c="4"/>"event" =&gt; array(</text:p>
      <text:p text:style-name="コードブロック"><text:s text:c="8"/>"onLogin" =&gt; "validateLogin",</text:p>
      <text:p text:style-name="コードブロック"><text:s text:c="8"/>),</text:p>
      <text:p text:style-name="コードブロック"><text:s text:c="4"/>),</text:p>
      <text:p text:style-name="Text_20_body"/>
      <text:p text:style-name="Text_20_body">同様に"main"と"logout"ページのアクションを定義します。</text:p>
      <text:p text:style-name="コードブロック">function demo_page_main(&amp;$runner, $page, &amp;$bookmark, $params) {</text:p>
      <text:p text:style-name="コードブロック">}</text:p>
      <text:p text:style-name="コードブロック">function demo_page_logout(&amp;$runner, $page, &amp;$bookmark, $params)</text:p>
      <text:p text:style-name="コードブロック">}</text:p>
      <text:p text:style-name="Text_20_body"/>
      <text:p text:style-name="Text_20_body">ではここで、ページActionに渡される引数を簡単に説明します。</text:p>
      <text:p text:style-name="Text_20_body">- <text:span text:style-name="T2">&amp;$runner</text:span> : Xhwlay_Runnerインスタンスへの参照です。ここから、レンダラやコンフィギュレーションのインスタンスを取得できます。</text:p>
      <text:p text:style-name="Text_20_body">- <text:span text:style-name="T2">$page</text:span> : 現在のページ名が文字列で渡されます。</text:p>
      <text:p text:style-name="Text_20_body">- <text:span text:style-name="T2">&amp;$bookmark</text:span> : 現在のBookmarkオブジェクトへの参照です。後述するように、このオブジェクトを使ってアプリケーション固有のデータをストアすることが出来ます。</text:p>
      <text:p text:style-name="Text_20_body">- <text:span text:style-name="T2">$params</text:span> : mixedな配列です。例えば、"*" ページActionは次のような形の配列で$paramsが設定されます。</text:p>
      <text:p text:style-name="コードブロック">array(</text:p>
      <text:p text:style-name="コードブロック"><text:s text:c="4"/>"user_function" =&gt; "demo_page_login",</text:p>
      <text:p text:style-name="コードブロック"><text:s text:c="4"/>"event" =&gt; array( "onLogin" =&gt; "validateLogin" )</text:p>
      <text:p text:style-name="コードブロック">)</text:p>
      <text:p text:style-name="Text_20_body"><text:soft-page-break/>これを使って、アプリケーション固有の設定をページActionに渡すことも可能です。</text:p>
      <text:p text:style-name="Text_20_body"/>
      <text:h text:style-name="Heading_20_3" text:outline-level="3">Event Action のスケルトン</text:h>
      <text:p text:style-name="Text_20_body"/>
      <text:p text:style-name="Text_20_body">次にイベントのActionを定義してみます。もちろん、こちらもまだスケルトンです。</text:p>
      <text:p text:style-name="コードブロック">function demo_event_onLogin(&amp;$runner, $event, &amp;$bookmark, $params) {</text:p>
      <text:p text:style-name="コードブロック"><text:s text:c="4"/>return "success";</text:p>
      <text:p text:style-name="コードブロック">}</text:p>
      <text:p text:style-name="コードブロック">function demo_event_onLogout(&amp;$runner, $event, &amp;$bookmark, $params) {</text:p>
      <text:p text:style-name="コードブロック"><text:s text:c="4"/>return "success";</text:p>
      <text:p text:style-name="コードブロック">}</text:p>
      <text:p text:style-name="Text_20_body">戻り値はページフローで定義された"transit"名になります。もし戻り値がページフローで定義されていないtransit名の場合は、Xhwlayはページ遷移を行いません。</text:p>
      <text:p text:style-name="Text_20_body"/>
      <text:p text:style-name="Text_20_body">では、イベントActionをページフローの定義に追加してみます。</text:p>
      <text:p text:style-name="コードブロック">"event" =&gt; array(</text:p>
      <text:p text:style-name="コードブロック"><text:s text:c="4"/>"onLogout" =&gt; array(</text:p>
      <text:p text:style-name="コードブロック"><text:s text:c="8"/>"user_function" =&gt; "demo_event_onLogout",</text:p>
      <text:p text:style-name="コードブロック"><text:s text:c="8"/>,,,</text:p>
      <text:p text:style-name="コードブロック"><text:s text:c="8"/>),</text:p>
      <text:p text:style-name="コードブロック"><text:s text:c="4"/>"onLogin" =&gt; array(</text:p>
      <text:p text:style-name="コードブロック"><text:s text:c="8"/>"user_function" =&gt; "demo_event_onLogin",</text:p>
      <text:p text:style-name="コードブロック"><text:s text:c="8"/>...</text:p>
      <text:p text:style-name="コードブロック"><text:s text:c="8"/>),</text:p>
      <text:p text:style-name="コードブロック"><text:s text:c="4"/>),</text:p>
      <text:p text:style-name="Text_20_body"/>
      <text:p text:style-name="Text_20_body">イベントActionに渡される引数を簡単に説明します。</text:p>
      <text:p text:style-name="Text_20_body">- <text:span text:style-name="T2">&amp;$runner</text:span><text:span text:style-name="T1"> </text:span>: Xhwlay_Runnerインスタンスへの参照です。ここから、レンダラやコンフィギュレーションのインスタンスを取得できます。</text:p>
      <text:p text:style-name="Text_20_body">- <text:span text:style-name="T2">$event</text:span> : 現在のイベント名が文字列で渡されます。</text:p>
      <text:p text:style-name="Text_20_body">- <text:span text:style-name="T2">&amp;$bookmark</text:span> : 現在のBookmarkオブジェクトへの参照です。後述するように、このオブジェクトを使ってアプリケーション固有のデータをストアすることが出来ます。</text:p>
      <text:p text:style-name="Text_20_body">- <text:span text:style-name="T2">$params</text:span> : mixedな配列です。例えば、"onLogout" イベントActionは次のような形の配列<text:soft-page-break/>で$paramsが設定されます。</text:p>
      <text:p text:style-name="コードブロック">array(</text:p>
      <text:p text:style-name="コードブロック"><text:s text:c="3"/>"user_function" =&gt; "demo_event_onLogout",</text:p>
      <text:p text:style-name="コードブロック"><text:s text:c="3"/>"transit" =&gt; array( "success" =&gt; "logout" )</text:p>
      <text:p text:style-name="コードブロック">)</text:p>
      <text:p text:style-name="Text_20_body">これを使って、アプリケーション固有の設定を<text:span text:style-name="T1">イベントA</text:span>ctionに渡すことも可能です。</text:p>
      <text:p text:style-name="Text_20_body"/>
      <text:h text:style-name="Heading_20_3" text:outline-level="3">Guard Action のスケルトン</text:h>
      <text:p text:style-name="Text_20_body"/>
      <text:p text:style-name="Text_20_body">続いてガードActionをスケルトンで定義します。</text:p>
      <text:p text:style-name="コードブロック">function demo_guard_validateLogin(&amp;$runner, $event, &amp;$bookmark, $params) {</text:p>
      <text:p text:style-name="コードブロック"><text:s text:c="4"/>return true;</text:p>
      <text:p text:style-name="コードブロック">}</text:p>
      <text:p text:style-name="Text_20_body">ガードActionがtrueを返すと、XhwlayはイベントActionを実行します。もしfalseを返せば、イベントActionは実行されず、ページ遷移も発生しません。</text:p>
      <text:p text:style-name="Text_20_body"/>
      <text:p text:style-name="Text_20_body">では、ガードActionをページフローの定義に追加してみます。</text:p>
      <text:p text:style-name="コードブロック">"guard" =&gt; array(</text:p>
      <text:p text:style-name="コードブロック"><text:s text:c="4"/>"validateLogin" =&gt; array(</text:p>
      <text:p text:style-name="コードブロック"><text:s text:c="8"/>"user_function" =&gt; "demo_guard_validateLogin"</text:p>
      <text:p text:style-name="コードブロック"><text:s text:c="8"/>),</text:p>
      <text:p text:style-name="コードブロック"><text:s text:c="4"/>),</text:p>
      <text:p text:style-name="Text_20_body"/>
      <text:p text:style-name="Text_20_body">ガードActionに渡される引数を簡単に説明します。</text:p>
      <text:p text:style-name="Text_20_body">- <text:span text:style-name="T2">&amp;$runner</text:span> : Xhwlay_Runnerインスタンスへの参照です。ここから、レンダラやコンフィギュレーションのインスタンスを取得できます。</text:p>
      <text:p text:style-name="Text_20_body">- <text:span text:style-name="T2">$event</text:span> : 現在のイベント名が文字列で渡されます。</text:p>
      <text:p text:style-name="Text_20_body">- <text:span text:style-name="T2">&amp;$bookmark</text:span> : 現在のBookmarkオブジェクトへの参照です。後述するように、このオブジェクトを使ってアプリケーション固有のデータをストアすることが出来ます。</text:p>
      <text:p text:style-name="Text_20_body">- <text:span text:style-name="T2">$params</text:span> : mixedな配列です。例えば、今回のガードActionは次のような形の配列で$paramsが設定されます。</text:p>
      <text:p text:style-name="コードブロック">array(</text:p>
      <text:p text:style-name="コードブロック"><text:s text:c="3"/>"user_function" =&gt; "demo_guard_validateLogin"</text:p>
      <text:p text:style-name="コードブロック"><text:soft-page-break/>)</text:p>
      <text:p text:style-name="Text_20_body">これを使って、アプリケーション固有の設定を<text:span text:style-name="T1">ガード</text:span>Actionに渡すことも可能です。</text:p>
      <text:p text:style-name="Text_20_body"/>
      <text:h text:style-name="Heading_20_3" text:outline-level="3">"View Name" とスケルトンテンプレートの準備</text:h>
      <text:p text:style-name="Text_20_body"/>
      <text:p text:style-name="Text_20_body">これでActionは準備できました。次は、ブラウザに表示するHTMLを生成する<text:span text:style-name="T2">"View"</text:span>を準備します。<text:span text:style-name="T2">XhwlayではページActionの戻り値を"View Name"と呼んでいます。</text:span></text:p>
      <text:p text:style-name="Text_20_body">"View Name"はレンダリングエンジンに渡されます。</text:p>
      <text:p text:style-name="Text_20_body">"View Name"はレンダリングエンジンにとって、一種のリソース識別子として扱われます。リソースは、出力データを作成するための材料です。</text:p>
      <text:p text:style-name="Text_20_body">"View Name"は例えばHTMLテンプレートファイルかもしれませんし、SkinやThemeを実装しているテーブルの主キーかもしれませんし、あるいは他の何かかもしれません<text:span text:style-name="T1">。</text:span>"View Name"が何を表すのかは、レンダリングクラスの実装に依存します。</text:p>
      <text:p text:style-name="Text_20_body">(注：Xhwlayが提供しているいくつかのレンダラでは、"View Name"は無視されます。"Serialize", "VarDump"レンダラが該当します。)</text:p>
      <text:p text:style-name="Text_20_body"/>
      <text:p text:style-name="Text_20_body">このチュートリアルでは、Xhwlay_Renderer_Includeをレンダラとして使用します。このクラスは、"View Name"で指定された HTML/PHP テキストファイルをincludeします。では、各"View Name"と対応する実際のファイルを用意してみましょう。</text:p>
      <text:p text:style-name="Text_20_body"/>
      <text:p text:style-name="Text_20_body">- "login" page : View Name は "templates/login_login.html" とします。</text:p>
      <text:p text:style-name="Text_20_body">- "main" page : View Name は "templates/login_main.html" とします。</text:p>
      <text:p text:style-name="Text_20_body">- "logout" page : View Name は "templates/login_logout.html" とします。</text:p>
      <text:p text:style-name="Text_20_body"/>
      <text:h text:style-name="Heading_20_4" text:outline-level="4">ページActionの編集</text:h>
      <text:p text:style-name="Text_20_body"/>
      <text:p text:style-name="Text_20_body">ページActionに "return &lt;View Name&gt;;"の一行を追加します。Xhwlay_Renderer_Includeクラスでは、View Nameはアプリケーションのスクリプトに対する相対パスで指定します。</text:p>
      <text:p text:style-name="Text_20_body">今回は"templates"ディレクトリを作成し、相対パスは"templates/..."となります。</text:p>
      <text:p text:style-name="コードブロック">.../login.php</text:p>
      <text:p text:style-name="コードブロック"><text:span text:style-name="T1"><text:s text:c="7"/></text:span>templates/</text:p>
      <text:p text:style-name="コードブロック"><text:span text:style-name="T1"><text:s text:c="17"/></text:span>xxxx.html</text:p>
      <text:p text:style-name="Text_20_body"/>
      <text:p text:style-name="Text_20_body"><text:soft-page-break/>では、次のように"return"文を各ページActionに埋め込みます。</text:p>
      <text:p text:style-name="コードブロック">function demo_page_login(&amp;$runner, $page, &amp;$bookmark, $params) {</text:p>
      <text:p text:style-name="コードブロック"><text:s text:c="4"/>return "templates/login_login.html";</text:p>
      <text:p text:style-name="コードブロック">}</text:p>
      <text:p text:style-name="コードブロック">function demo_page_main(&amp;$runner, $page, &amp;$bookmark, $params) {</text:p>
      <text:p text:style-name="コードブロック"><text:s text:c="4"/>return "templates/login_main.html";</text:p>
      <text:p text:style-name="コードブロック">}</text:p>
      <text:p text:style-name="コードブロック">function demo_page_logout(&amp;$runner, $page, &amp;$bookmark, $params) {</text:p>
      <text:p text:style-name="コードブロック"><text:s text:c="4"/>return "templates/login_logout.html";</text:p>
      <text:p text:style-name="コードブロック">}</text:p>
      <text:p text:style-name="Text_20_body"/>
      <text:h text:style-name="Heading_20_4" text:outline-level="4">テンプレートHTMLファイルの準備</text:h>
      <text:p text:style-name="Text_20_body"/>
      <text:p text:style-name="Text_20_body">スクリプトと同じディレクトリで"templates"ディレクトリを作成し、3つのHTMLファイルを作成します。<text:span text:style-name="T1">完全なHTMLファイルとディレクトリ群は、Xhwlayアーカイブ中の"sample"ディレクトリを参照して下さい。</text:span></text:p>
      <text:p text:style-name="Text_20_body"/>
      <text:p text:style-name="Text_20_body">これで、最低限度のページフローの準備が整いました。ブラウザを起動し、以下のURLにアクセスしてみてください。</text:p>
      <text:p text:style-name="Text_20_body"><text:span text:style-name="Source_20_Text">http://xhwlay-tutorial/login.php</text:span></text:p>
      <text:p text:style-name="Text_20_body">"templates/login_login.html"が表示されるはずです。</text:p>
      <text:p text:style-name="Text_20_body"/>
      <text:p text:style-name="Text_20_body">ようやくXhwlayの実行が確認できましたが、各Actionの実装は依然として不完全です。また、まだイベントを発生させることも出来ません。次のセクションでは、イベントを発生させるための処理を実装していきます。</text:p>
      <text:p text:style-name="Text_20_body"/>
      <text:h text:style-name="Heading_20_2" text:outline-level="2">Xhwlayアプリケーションの構築</text:h>
      <text:p text:style-name="Text_20_body"/>
      <text:p text:style-name="Text_20_body">最初に、「どうやって<text:span text:style-name="T2">"Bookmark Container ID"</text:span>を<text:span text:style-name="T1">ページ間で共有するか</text:span>？」を決定する必要があります。その前に、Xhwlayの"Bookmark"と"Bookmark Container"の概念を簡単にまとめます。</text:p>
      <text:p text:style-name="Text_20_body"/>
      <text:h text:style-name="Heading_20_3" text:outline-level="3"><text:soft-page-break/>"Bookmark"</text:h>
      <text:p text:style-name="Text_20_body"/>
      <text:p text:style-name="Text_20_body"><text:span text:style-name="T2">"Bookmark"</text:span> は、まさしく現実世界の「しおり」(Bookmark)に喩えることができます。一つのBookmarkは一つの本と関連付けられます。Xhwlayではこの本のことを <text:span text:style-name="T2">"Story"</text:span> と呼びます。"Story"はページフローと同義です。一つのBookmarkは、今自分がどこにいるのかをあらわすページ名を一つだけ保持します。オプションとして、一つのBookmarkにはアプリケーション固有のデータを書き込むことができます。</text:p>
      <text:p text:style-name="Text_20_body">Xhwlayでは<text:span text:style-name="T2">"Bookmark Container ID"</text:span>という識別子により、複数のBookmarkを識別しています。</text:p>
      <text:p text:style-name="Text_20_body"/>
      <text:h text:style-name="Heading_20_3" text:outline-level="3">"Bookmark Container" <text:span text:style-name="T1">と</text:span>"Bookmark Container Id (BCID)"</text:h>
      <text:p text:style-name="Text_20_body"/>
      <text:p text:style-name="Text_20_body">最初にXhwlayアプリケーションにアクセスするとき、Xhwlayは新しい"Bookmark Container ID(BCID)"を一つ、発行します。一つのBCIDは一つの<text:span text:style-name="T2">"Bookmark Container"</text:span>と関連付けられます。一つの"Bookmark Container"は複数のBookmarkを保持し、管理します。</text:p>
      <text:p text:style-name="Text_20_body">ここでBookmarkはページフローと結びついていることを思い出してください。</text:p>
      <text:p text:style-name="Text_20_body">一つのBCIDは、複数のページフローと関連付けされています。つまり、<text:span text:style-name="T2">一つのBCIDにより複数のページフローを同時に動かすことが出来るのです。</text:span>ただし重要な注意点があります。一つのBCIDで、同じページフローを複数関連付けることは出来ません。BCIDに紐付くBookmarkは、全て異なるページフローのものでなければなりません。</text:p>
      <text:p text:style-name="Text_20_body">まとめて見ましょう。</text:p>
      <text:p text:style-name="Text_20_body"><text:span text:style-name="T1">・</text:span>一つのBookmarkは、現在位置を示すページ名と、自由書き込みの出来るデータ領域を持ちます。</text:p>
      <text:p text:style-name="Text_20_body"><text:span text:style-name="T1">・</text:span>一つのBookmark Containerは複数のBookmarkを保持します。（ただし、Bookmarkは全て異なるページフローで無ければなりません。)</text:p>
      <text:p text:style-name="Text_20_body"><text:span text:style-name="T1">・</text:span>一つのBCIDは、一つのBookmark Containerに紐付きます。</text:p>
      <text:p text:style-name="Text_20_body"/>
      <text:p text:style-name="Text_20_body">では、どうやってBCIDを保持し、またXhwlayにBCIDを知らせるのでしょうか？また、イベントが発生したことをXhwlayに知らせるにはどうすればよいのでしょうか？</text:p>
      <text:p text:style-name="Text_20_body"/>
      <text:h text:style-name="Heading_20_3" text:outline-level="3">""HOOK" と "setup", "terminate" フック</text:h>
      <text:p text:style-name="Text_20_body"/>
      <text:p text:style-name="Text_20_body"><text:span text:style-name="T2">「あなたのお好きなように」はXhwlayの基本コンセプトの一つです。</text:span> Webアプリケーションを構築するための多くの機能が、Xhwlayにはありません。それは、まさにそれら<text:soft-page-break/>こそ、開発者が好きなように作るべきものだと考えているからです。</text:p>
      <text:p text:style-name="Text_20_body">BCIDをどうやって保持し、Xhwlayに伝えるか？イベントの発生をどうやってXhwlayに伝えるか？Xhwlayはその基本コンセプトに従い、これらの疑問に答えるための典型的な実装は一切提供していません。なぜか？</text:p>
      <text:p text:style-name="Text_20_body">XhwlayとXhwlay開発者が、これらの実装方法のバリエーションを全て完全に想像することは不可能だからです。</text:p>
      <text:p text:style-name="Text_20_body">URLクエリからくるのでしょうか？POSTパラメータでしょうか？XML-RPCのどこかからでしょうか？あるいは、Xhwlayが想像も付かないようなフォーマットでくるのでしょうか？</text:p>
      <text:p text:style-name="Text_20_body">Xhwlayの開発者は、具体的な実装は提供しないことにしました。というよりは、上記理由により提供できなかったのです。その代わり、ユーザーがこれらの機能を好きなように実装するための<text:span text:style-name="T2">"HOOK"</text:span>ポイントを提供することにしました。</text:p>
      <text:p text:style-name="Text_20_body">この"HOOK"ポイントは <text:span text:style-name="T2">"setup"</text:span>と<text:span text:style-name="T2">"terminate"</text:span>フックと呼ばれます。</text:p>
      <text:p text:style-name="Text_20_body"/>
      <text:p text:style-name="Text_20_body">"HOOK"(<text:span text:style-name="T1">他のライブラリやフレームワークでは</text:span>"Plugin"などとも<text:span text:style-name="T1">呼ばれる概念に相当</text:span>)については、他のフレームワークに触ったことのある人であればそのコンセプトはご存知のことと思います。「百聞は一見にしかず」、Xhwlayの提供するHOOK機能の使い方を見ていきましょう。login.phpを下記のように修正します。</text:p>
      <text:p text:style-name="コードブロック">....</text:p>
      <text:p text:style-name="コードブロック">$config =&amp; new Xhwlay_Config_PHPArray($configP);</text:p>
      <text:p text:style-name="コードブロック">// append start</text:p>
      <text:p text:style-name="コードブロック">$h1 =&amp; Xhwlay_Hook::getInstance(XHWLAY_RUNNER_HOOK_SETUP);</text:p>
      <text:p text:style-name="コードブロック">$h1-&gt;pushCallback("demo_hook_setup_session");</text:p>
      <text:p text:style-name="コードブロック"/>
      <text:p text:style-name="コードブロック">$h2 =&amp; Xhwlay_Hook::getInstance(XHWLAY_RUNNER_HOOK_TERMINATE);</text:p>
      <text:p text:style-name="コードブロック">$h2-&gt;pushCallback("demo_hook_terminate");</text:p>
      <text:p text:style-name="コードブロック">// append end</text:p>
      <text:p text:style-name="コードブロック">$runner =&amp; new Xhwlay_Runner();</text:p>
      <text:p text:style-name="コードブロック">...</text:p>
      <text:p text:style-name="コードブロック">// add this function</text:p>
      <text:p text:style-name="コードブロック">function demo_hook_setup_session($hook, &amp;$runner) {</text:p>
      <text:p text:style-name="コードブロック"><text:s text:c="4"/>session_start(); // starts the session.</text:p>
      <text:p text:style-name="コードブロック"/>
      <text:p text:style-name="コードブロック"><text:s text:c="4"/>$bcid = isset($_SESSION['bcid']) ? $_SESSION['bcid'] : "";</text:p>
      <text:p text:style-name="コードブロック"><text:s text:c="4"/>$event = isset($_REQUEST['_event_']) ? $_REQUEST['_event_'] : "";</text:p>
      <text:p text:style-name="コードブロック"/>
      <text:p text:style-name="コードブロック"><text:soft-page-break/><text:s text:c="4"/>Xhwlay_Var::set(XHWLAY_VAR_KEY_BCID, $bcid);</text:p>
      <text:p text:style-name="コードブロック"><text:s text:c="4"/>Xhwlay_Var::set(XHWLAY_VAR_KEY_EVENT, $event);</text:p>
      <text:p text:style-name="コードブロック">}</text:p>
      <text:p text:style-name="コードブロック">function demo_hook_terminate($hook, &amp;$runner) {</text:p>
      <text:p text:style-name="コードブロック"><text:s text:c="4"/>$bcid = Xhwlay_Var::get(XHWLAY_VAR_KEY_BCID);</text:p>
      <text:p text:style-name="コードブロック"><text:s text:c="4"/>$sid = session_id();</text:p>
      <text:p text:style-name="コードブロック"><text:s text:c="4"/>if (!empty($sid)) {</text:p>
      <text:p text:style-name="コードブロック"><text:s text:c="8"/>$_SESSION['bcid'] = $bcid;</text:p>
      <text:p text:style-name="コードブロック"><text:s text:c="4"/>}</text:p>
      <text:p text:style-name="コードブロック">}</text:p>
      <text:p text:style-name="Text_20_body">(Xhwlay_Varはstaticなgetter/setterを備えたクラスで、Xhwlayの内部ではグローバル変数のストックとして使われています。)</text:p>
      <text:p text:style-name="Text_20_body"/>
      <text:p text:style-name="Text_20_body"><text:span text:style-name="Source_20_Text">Xhwlay_Hook::getInstance()</text:span> により、引数で指定されたHOOKのインスタンスを取得できます。HOOKインスタンスは、<text:span text:style-name="Source_20_Text">pushCallback()</text:span>されたcallbackのスタックを保持しています。今回は$h1と$h2にそれぞれsetupとterminateフックのインスタンスを受け取り、pushCallback()で関数名をスタックにpushしています。</text:p>
      <text:p text:style-name="Text_20_body"/>
      <text:p text:style-name="Text_20_body">"setup"フックは、Xhwlay内部のメイン処理が走る前に必ず実行されるHOOKポイントです。Xhwlayのメイン処理が開始されると、XhwlayはBCIDやイベント名（あれば）をXhwlay_Varより取り出します。よって、Xhwlayにイベント発生やBCIDを伝えるには、"setup"フック内でXhwlay_Varにしかるべき値をセットすればよいことになります。</text:p>
      <text:p text:style-name="Text_20_body"/>
      <text:p text:style-name="Text_20_body">"terminate"フックは、Xhwlay内部のメイン処理が終わった後に必ず実行されるHOOKポイントです。この時点で、Xhwlay_Var の XHWLAY_VAR_KEY_BCID にBCIDがセットされています。よって、アプリ側でBCIDを確実に取り出すには、"terminate"フックを利用できます。</text:p>
      <text:p text:style-name="Text_20_body"/>
      <text:p text:style-name="Text_20_body">上記の実装では、まずterminateフックでBCIDを$_SESSIONに保存しています。これは毎回行われ、また、毎回行われても特に支障の無い処理です。$_SESSIONに保存されているBCIDを取り出し、Xhwlay_Varにセットする処理はsetupフックで実装されています。また、"setup"フックではGETまたはPOSTのリクエスト値から、"_event_"パラメータを取得し、その値を発生したイベント名としてXhwlay_Varにセットし、Xhwlayに伝えています。</text:p>
      <text:p text:style-name="Text_20_body"/>
      <text:p text:style-name="Text_20_body">では、テンプレートHTMLを少し修正し、現在のBCIDを表示できるようにしてみましょう。とりあえず、下記のようにテンプレートHTMLを直してみてください。</text:p>
      <text:p text:style-name="コードブロック"><text:soft-page-break/>templates/login_login.html</text:p>
      <text:p text:style-name="コードブロック">...</text:p>
      <text:p text:style-name="コードブロック">&lt;ul&gt;</text:p>
      <text:p text:style-name="コードブロック">&lt;li&gt;Bookmark Container ID : &lt;?php echo $GLOBALS['template']['bcid']; ?&gt;&lt;/li&gt;</text:p>
      <text:p text:style-name="コードブロック">&lt;/ul&gt;</text:p>
      <text:p text:style-name="コードブロック">...</text:p>
      <text:p text:style-name="Text_20_body"/>
      <text:p text:style-name="Text_20_body">さて、どうやってBCIDをHTMLに埋め込めばよいでしょうか？Xhwlay_Renderer_Include(および他の)レンダラは、Viewに変数を埋め込むためのsetterメソッドを提供しています。</text:p>
      <text:p text:style-name="Text_20_body"><text:span text:style-name="Source_20_Text">Xhwlay_Renderer_Include::set("name", $var);</text:span></text:p>
      <text:p text:style-name="Text_20_body">これはstaticメソッドではありませんので、かならずレンダラのインスタンスを取得して呼び出す必要があります。Xhwlay_Renderer_Includeでは、setした値は $GLOBALS['template']["name"] としてテンプレートHTML内で参照することが可能です。</text:p>
      <text:p text:style-name="Text_20_body"/>
      <text:p text:style-name="Text_20_body">では、どこでset()メソッドを呼ぶべきでしょうか？つまり、どこでレンダラのインスタンスを取得できるのでしょうか？イベント、ページ、ガードAction、つまりXhwlay_Rendererへのインスタンスを取得できるところであれば可能です。レンダラのインスタンスは、Xhwlay_Runnerのインスタンス(&amp;$runner)を用いて次のように取得できます。</text:p>
      <text:p text:style-name="コードブロック">$renderer =&amp; $runner-&gt;getRenderer();</text:p>
      <text:p text:style-name="Text_20_body"/>
      <text:p text:style-name="Text_20_body">今回のチュートリアルでは、これをページAction内で使用してみます。demo_page_login()を次のように編集します。</text:p>
      <text:p text:style-name="コードブロック">function demo_page_login(&amp;$runner, &amp;$bookmark, $event, $params) {</text:p>
      <text:p text:style-name="コードブロック"><text:s text:c="4"/>$renderer = $runner-&gt;getRenderer();</text:p>
      <text:p text:style-name="コードブロック"><text:s text:c="4"/>$renderer-&gt;set('BCID', Xhwlay_Var::get(BCID));</text:p>
      <text:p text:style-name="コードブロック"><text:s text:c="4"/>...</text:p>
      <text:p text:style-name="コードブロック">}</text:p>
      <text:p text:style-name="Text_20_body"/>
      <text:p text:style-name="Text_20_body">これで、HTMLテンプレート内で $GLOBALS['template']['bcid'] によりBCIDを表示できるようになりました。Xhwlay_Renderer_Include レンダリングエンジンでは、setした値はHTMLテンプレート内で$GLOBALS['template']により参照することが可能です。今回のHTMLテンプレートとページActionの変更を、他の二つのHTMLテンプレートとページActionにも適用しておきましょう。</text:p>
      <text:p text:style-name="Text_20_body"/>
      <text:h text:style-name="Heading_20_2" text:outline-level="2"><text:soft-page-break/>ログイン・ログアウトとその他の機能の実装</text:h>
      <text:p text:style-name="Text_20_body"/>
      <text:p text:style-name="Text_20_body">最後に、いよいよ実際のログイン・ログアウトの機構とその他おまけ機能を実装してみます。</text:p>
      <text:p text:style-name="Text_20_body"/>
      <text:h text:style-name="Heading_20_3" text:outline-level="3">ログイン・ログアウト</text:h>
      <text:p text:style-name="Text_20_body"/>
      <text:p text:style-name="Text_20_body">最初にログイン・ログアウトを作りこみましょう。</text:p>
      <text:p text:style-name="Text_20_body"/>
      <text:h text:style-name="Heading_20_4" text:outline-level="4">"demo_guard_validateLogin" ガードActionの実装</text:h>
      <text:p text:style-name="Text_20_body"/>
      <text:p text:style-name="Text_20_body">最初に <text:span text:style-name="Source_20_Text">"demo_guard_validateLogin"</text:span> ガードActionの中身を埋めます。今まではスケルトンコードでしたが、実際の認証処理を書いて見ます。以下に <text:span text:style-name="Source_20_Text">"demo_guard_validateLogin()"</text:span> の完全なソースコードを示します。</text:p>
      <text:p text:style-name="コードブロック">function demo_guard_validateLogin(&amp;$runner, $event, &amp;$bookmark, $params) {</text:p>
      <text:p text:style-name="コードブロック"><text:s text:c="4"/>$_user_name = @$_REQUEST['user_name'];</text:p>
      <text:p text:style-name="コードブロック"><text:s text:c="4"/>$_password = @$_REQUEST['password'];</text:p>
      <text:p text:style-name="コードブロック"><text:s text:c="4"/>if (empty($_user_name) || empty($_password)) {</text:p>
      <text:p text:style-name="コードブロック"><text:s text:c="8"/>return false;</text:p>
      <text:p text:style-name="コードブロック"><text:s text:c="4"/>}</text:p>
      <text:p text:style-name="コードブロック"><text:s text:c="4"/>// Store into Bookmark user data area.</text:p>
      <text:p text:style-name="コードブロック"><text:s text:c="4"/>$bookmark-&gt;set("user_name", $_user_name);</text:p>
      <text:p text:style-name="コードブロック"><text:s text:c="4"/>$bookmark-&gt;set("password", $_password);</text:p>
      <text:p text:style-name="コードブロック"/>
      <text:p text:style-name="コードブロック"><text:s text:c="4"/>$sid_old = session_id(); // save old sid.</text:p>
      <text:p text:style-name="コードブロック"><text:s text:c="4"/>session_regenerate_id(); // generate new sid.</text:p>
      <text:p text:style-name="コードブロック"><text:s text:c="4"/>$sid_new = session_id(); // save it.</text:p>
      <text:p text:style-name="コードブロック"><text:s text:c="4"/>session_id($sid_old); <text:s text:c="3"/>// now, set current as saved old sid.</text:p>
      <text:p text:style-name="コードブロック"><text:s text:c="4"/>session_destroy(); <text:s text:c="6"/>// destroy current (equals old sid).</text:p>
      <text:p text:style-name="コードブロック"><text:s text:c="4"/>session_id($sid_new); <text:s text:c="3"/>// re-set current as new sid.</text:p>
      <text:p text:style-name="コードブロック"><text:s text:c="4"/>session_start(); <text:s text:c="8"/>// re-start session.</text:p>
      <text:p text:style-name="コードブロック"/>
      <text:p text:style-name="コードブロック"><text:s text:c="4"/>return true;</text:p>
      <text:p text:style-name="コードブロック"><text:soft-page-break/>}</text:p>
      <text:p text:style-name="Text_20_body"/>
      <text:p text:style-name="Text_20_body">細かく見ていきましょう。最初に、$_REQUESTからユーザー名とパスワードを取得しています。もしユーザー名またはパスワードがempty()なら、falseを返します。ガードActionでfalseが返されるため、onLoginイベントは実行されず、依然として"login"ページのままです。実際の認証では、この条件判断の中身がDBアクセスやLDAPアクセスなどの処理になるはずです。</text:p>
      <text:p text:style-name="Text_20_body">認証が通った後は、一旦ユーザー名とパスワードをBookmarkに保存しています。これは"onLogin"イベント内で参照されたのち、クリアされます。また、SessionID固定化攻撃を避けるため、セッションIDをリセットする処理を入れています。</text:p>
      <text:p text:style-name="Text_20_body">それが終われば true を返します。ガードActionがtrueを返すと、Xhwlayは続けて"onLogin"イベントActionを実行します。</text:p>
      <text:p text:style-name="Text_20_body"/>
      <text:h text:style-name="Heading_20_4" text:outline-level="4">"demo_event_onLogin" イベントActionの実装</text:h>
      <text:p text:style-name="Text_20_body"/>
      <text:p text:style-name="Text_20_body">では、"demo_event_onLogin"イベントActionの実際の処理を作りこんで見ます。以下に完全な"demo_event_onLogin"イベントActionのソースコードを示します。</text:p>
      <text:p text:style-name="コードブロック">function demo_event_onLogin(&amp;$runner, $event, &amp;$bookmark, $params) {</text:p>
      <text:p text:style-name="コードブロック"><text:s text:c="4"/>// These are stored in demo_guard_validateLogin().</text:p>
      <text:p text:style-name="コードブロック"><text:s text:c="4"/>$user_name = $bookmark-&gt;get("user_name");</text:p>
      <text:p text:style-name="コードブロック"><text:s text:c="4"/>$password =$bookmark-&gt;get("password");</text:p>
      <text:p text:style-name="コードブロック"/>
      <text:p text:style-name="コードブロック"><text:s text:c="4"/>// demo codes.</text:p>
      <text:p text:style-name="コードブロック"><text:s text:c="4"/>$user_id = md5( $user_name . $password );</text:p>
      <text:p text:style-name="コードブロック"><text:s text:c="4"/>$bookmark-&gt;remove("user_name");</text:p>
      <text:p text:style-name="コードブロック"><text:s text:c="4"/>$bookmark-&gt;remove("password");</text:p>
      <text:p text:style-name="コードブロック"><text:s text:c="4"/>// stores user_id into a session variable.</text:p>
      <text:p text:style-name="コードブロック"><text:s text:c="4"/>$_SESSION['user_id'] = $user_id;</text:p>
      <text:p text:style-name="コードブロック"><text:s text:c="4"/>// demo counter.</text:p>
      <text:p text:style-name="コードブロック"><text:s text:c="4"/>$_SESSION['count'] = 0;</text:p>
      <text:p text:style-name="コードブロック"/>
      <text:p text:style-name="コードブロック"><text:s text:c="4"/>return "success";</text:p>
      <text:p text:style-name="コードブロック">}</text:p>
      <text:p text:style-name="Text_20_body"/>
      <text:p text:style-name="Text_20_body">最初に、Bookmarkからユーザー名とパスワードを取り出しています。その二つの文字列<text:soft-page-break/>をつなげた値のMD5チェックサム値を、仮のユーザーIDとしてセッションに登録しています。使い終わったユーザー名とパスワードは、Bookmarkから削除しています。</text:p>
      <text:p text:style-name="Text_20_body">また、$_SESSION['count']という値を0クリアしています。これは後ほどのおまけ機能で使います。</text:p>
      <text:p text:style-name="Text_20_body"/>
      <text:h text:style-name="Heading_20_4" text:outline-level="4">"demo_event_onLogout" イベントActionの実装</text:h>
      <text:p text:style-name="Text_20_body"/>
      <text:p text:style-name="Text_20_body">最後に、"onLogout"イベントActionの中身を作ります。以下が完全なソースコードになります。</text:p>
      <text:p text:style-name="コードブロック">function demo_event_onLogout(&amp;$runner, $event, &amp;$bookmark, $params) {</text:p>
      <text:p text:style-name="コードブロック"><text:s text:c="4"/>session_destroy();</text:p>
      <text:p text:style-name="コードブロック"><text:s text:c="4"/>return "success";</text:p>
      <text:p text:style-name="コードブロック">}</text:p>
      <text:p text:style-name="Text_20_body"/>
      <text:p text:style-name="Text_20_body">ここでは単純にセッション変数を破棄しています。これにより$_SESSION['user_id']が破棄され、ログアウト状態になります。</text:p>
      <text:p text:style-name="Text_20_body"/>
      <text:h text:style-name="P13" text:outline-level="3">おまけ機能の実装</text:h>
      <text:p text:style-name="Text_20_body"/>
      <text:p text:style-name="Text_20_body">最後に、おまけ機能を実装してみます。</text:p>
      <text:p text:style-name="Text_20_body"/>
      <text:h text:style-name="Heading_20_4" text:outline-level="4">demo_page_main()</text:h>
      <text:p text:style-name="Text_20_body"/>
      <text:p text:style-name="Text_20_body">"main"ページActinでは、セッション変数を用いた簡単なリロードカウンタを表示させて見ます。以下に "demo_page_main" ページActionの完全なコードを示します。</text:p>
      <text:p text:style-name="コードブロック">function demo_page_main(&amp;$runner, $page, &amp;$bookmark, $params) {</text:p>
      <text:p text:style-name="コードブロック"><text:s text:c="4"/>$user_id = $_SESSION['user_id'];</text:p>
      <text:p text:style-name="コードブロック"><text:s text:c="4"/>// count up demo.</text:p>
      <text:p text:style-name="コードブロック"><text:s text:c="4"/>$count = $_SESSION['count'];</text:p>
      <text:p text:style-name="コードブロック"><text:s text:c="4"/>$count++;</text:p>
      <text:p text:style-name="コードブロック"><text:s text:c="4"/>$_SESSION['count'] = $count;</text:p>
      <text:p text:style-name="コードブロック"/>
      <text:p text:style-name="コードブロック"><text:s text:c="4"/>$renderer =&amp; $runner-&gt;getRenderer();</text:p>
      <text:p text:style-name="コードブロック"><text:soft-page-break/></text:p>
      <text:p text:style-name="コードブロック"><text:s text:c="4"/>$renderer-&gt;set('page', 'main');</text:p>
      <text:p text:style-name="コードブロック"><text:s text:c="4"/>$renderer-&gt;set('user_id', $user_id);</text:p>
      <text:p text:style-name="コードブロック"><text:s text:c="4"/>$renderer-&gt;set('count', $count);</text:p>
      <text:p text:style-name="コードブロック"><text:s text:c="4"/>$renderer-&gt;set('bcid', $bookmark-&gt;getContainerId());</text:p>
      <text:p text:style-name="コードブロック"><text:s text:c="4"/>return "templates/login_main.html";</text:p>
      <text:p text:style-name="コードブロック">}</text:p>
      <text:p text:style-name="Text_20_body"/>
      <text:p text:style-name="Text_20_body">$_SESSIONから"user_id"を受け取り、レンダラにセットしています。また、$_SESSIONから"count"を受け取り、インクリメントして$_SESSIONを更新した後、レンダラにセットしています。</text:p>
      <text:p text:style-name="Text_20_body"/>
      <text:h text:style-name="Heading_20_4" text:outline-level="4">templates/login_main.html</text:h>
      <text:p text:style-name="Text_20_body"/>
      <text:p text:style-name="Text_20_body">最後に、mainページにセッションのカウンタ値を表示させて見ましょう。以下に templates/login_main.html の完全なコードを示します。</text:p>
      <text:p text:style-name="コードブロック">&lt;html&gt;</text:p>
      <text:p text:style-name="コードブロック">&lt;body&gt;</text:p>
      <text:p text:style-name="コードブロック">&lt;ul&gt;</text:p>
      <text:p text:style-name="コードブロック">&lt;li&gt;Page Position : &lt;?php echo $GLOBALS['template']['page']; ?&gt;&lt;/li&gt;</text:p>
      <text:p text:style-name="コードブロック">&lt;li&gt;Bookmark Container ID : &lt;?php echo $GLOBALS['template']['bcid']; ?&gt;&lt;/li&gt;</text:p>
      <text:p text:style-name="コードブロック">&lt;li&gt;Session Count : &lt;?php echo $GLOBALS['template']['count']; ?&gt;&lt;/li&gt;</text:p>
      <text:p text:style-name="コードブロック">&lt;li&gt;User ID : &lt;?php echo $GLOBALS['template']['user_id']; ?&gt;&lt;/li&gt;</text:p>
      <text:p text:style-name="コードブロック">&lt;/ul&gt;</text:p>
      <text:p text:style-name="コードブロック"/>
      <text:p text:style-name="コードブロック">&lt;hr&gt;</text:p>
      <text:p text:style-name="コードブロック">&lt;h3&gt;&lt;a href="main.php"&gt;Go to Wizard Example.&lt;/a&gt;&lt;/h3&gt;</text:p>
      <text:p text:style-name="コードブロック">&lt;hr&gt;</text:p>
      <text:p text:style-name="コードブロック">&lt;form action="" method="POST"&gt;</text:p>
      <text:p text:style-name="コードブロック">&lt;button type="submit" name="_event_" value="onLogout"&gt;Logout&lt;/button&gt;</text:p>
      <text:p text:style-name="コードブロック">&lt;/form&gt;</text:p>
      <text:p text:style-name="コードブロック">&lt;a href="?_event_=onLogout"&gt;Logout&lt;/a&gt;</text:p>
      <text:p text:style-name="コードブロック"/>
      <text:p text:style-name="コードブロック">&lt;/body&gt;</text:p>
      <text:p text:style-name="コードブロック"><text:soft-page-break/>&lt;/html&gt;</text:p>
      <text:p text:style-name="Text_20_body"/>
      <text:h text:style-name="Heading_20_3" text:outline-level="3">アクセス<text:span text:style-name="T1">テスト</text:span></text:h>
      <text:p text:style-name="Text_20_body"/>
      <text:p text:style-name="Text_20_body">これでログイン・ログアウトを動かす準備は整いました。<text:span text:style-name="Source_20_Text">http://xhwlay-tutorial/login.php</text:span> にアクセスしてみてください。</text:p>
      <text:p text:style-name="P10">ページフローが開始され、スタートポイントである"login"ページが表示されているはずです。ユーザー名とパスワードに何か適当な文字列を設定し、"Login"ブタンをクリックします。すると、"login"イベントが発生し、まず "demo_guard_validateLogin" ガードActionが呼ばれ、続いて "demo_event_onLogin" イベントアクションが実行されます。ユーザー名とパスワードからMD5チェックサム文字列が生成されuser_idとして保持され、レンダラに設定され、main.htmlが表示されます。</text:p>
      <text:p text:style-name="Text_20_body">ここでブラウザの「更新」ブタンをクリックしてみます。「再度POSTしますがよろしいですか？」といった内容のメッセージボックスが出た場合は、"OK"をクリックします。すると、相変わらず(当然といえば当然ですが)"main"ページにいて、main.htmlが表示されています。セッションカウンタが、リロードするたびにカウントアップされていくのが確認できると思います。</text:p>
      <text:p text:style-name="Text_20_body">今度は"logout"ボタンをクリックしてみます。"logout"のHTML画面が表示されます。その後リロードすると、"login"ページが表示されます。ログアウトされたとき、終端ページに達したのでBookmarkが破壊されます。ここでリロードすると、Xhwlayは新しいBookmarkを作り、開始ページのActionを実行するためです。</text:p>
      <text:p text:style-name="Text_20_body"/>
      <text:h text:style-name="Heading_20_2" text:outline-level="2">次のチュートリアル</text:h>
      <text:p text:style-name="Text_20_body"/>
      <text:p text:style-name="Text_20_body">以上でXhwlayアプリケーションの作り方の基礎を習得できました。続いて、より実際的であろうと思われる、5つのページを持つ簡単なウィザード形式のアプリケーションを作成してみます。</text:p>
      <text:p text:style-name="Text_20_body"/>
      <text:h text:style-name="P7" text:outline-level="1">Part 2</text:h>
      <text:p text:style-name="Text_20_body"/>
      <text:p text:style-name="Text_20_body">このパートではXhwlayを用いた簡単なウィザード形式のアプリケーションを作成してみます。完全なソースコードは、Xhwlayリリースアーカイブの"sample"ディレクトリの中に含まれて<text:span text:style-name="T1">い</text:span>ます。</text:p>
      <text:p text:style-name="Text_20_body"/>
      <text:h text:style-name="Heading_20_2" text:outline-level="2">ページフローの設計</text:h>
      <text:p text:style-name="Text_20_body"/>
      <text:p text:style-name="Text_20_body">このチュートリアルでは、5つのページをもつ簡単なウィザード形式のアプリケーションを作成してみます。ウィザードは典型的な申し込みフォームを提供します。名前、メールアドレス、郵便番号、住所、電話番号、年齢、趣味をユーザーは入力します。これらの入力フォームは複数のページに分割されます。このアプリケーションは、ユーザーの入力した全データを表示する確認ページと、アプリケーションとして申し込み完了後に「何か」した後の画面（例えばメール送信やDB登録がありうるでしょう。今回はそこまでは実装しません）の2つのページを含みます。</text:p>
      <text:p text:style-name="Text_20_body"/>
      <text:p text:style-name="Text_20_body">ざっくりと次のようにページを用意することにしましょう。</text:p>
      <text:p text:style-name="Text_20_body">- page0 : 最初の画面で、名前とメールアドレスの入力フォームを表示します。</text:p>
      <text:p text:style-name="Text_20_body">- page1 : 郵便番号、住所、電話番号の入力フォームを表示します。</text:p>
      <text:p text:style-name="Text_20_body">- page2 : 年齢と趣味の入力フォームを表示します。</text:p>
      <text:p text:style-name="Text_20_body">- page3 : ユーザーの入力した全データの確認ページです。</text:p>
      <text:p text:style-name="Text_20_body">- page4 : 終了ページです。「何か」し終わったあとの表示画面になります。</text:p>
      <text:p text:style-name="Text_20_body"/>
      <text:p text:style-name="Text_20_body">page 0 は、page 1へ進むためのボタンを一つ持ちます。page 1 - 3 は、「前へ」と「次へ」の2つのボタンを持ちます。page 4 は最初のページ、page 0 へ進むボタンを一つ持ちます。</text:p>
      <text:p text:style-name="Text_20_body"/>
      <text:p text:style-name="Text_20_body">続いて、このページフローがどのようなイベントを必要としているのか考えます。結果から言うと、全てのイベントは一つのイベントに集約できます。</text:p>
      <text:p text:style-name="Text_20_body">page0 <text:span text:style-name="T1">→</text:span> 1, page 1 <text:span text:style-name="T1">→</text:span> 2, page 2 <text:span text:style-name="T1">→</text:span> 3 へ進むイベントは、全て、リクエストにある入力フォームの値をブックマークに保存してtransitしているだけになります。page3 <text:span text:style-name="T1">→</text:span> page4 ですが、今回はデモ用のサンプルですので、（メール送信やDB登録などの)具体的な「アクション」を実装する必要は有りません。そのおかげで、他のイベントをそのまま流用することが出来ます。</text:p>
      <text:p text:style-name="P10">今回はガードは実装しません。Xhwlayを用いたウィザードアプリケーションのエッセン<text:soft-page-break/>スとしては不要だからです。</text:p>
      <text:p text:style-name="Text_20_body">では、View名を決めてしまいましょう。</text:p>
      <text:p text:style-name="Text_20_body">- page0 : templates/main_page0.html</text:p>
      <text:p text:style-name="Text_20_body">- page1 : templates/main_page1.html</text:p>
      <text:p text:style-name="Text_20_body">- page2 : templates/main_page2.html</text:p>
      <text:p text:style-name="Text_20_body">- page3 : templates/main_page3.html</text:p>
      <text:p text:style-name="Text_20_body">- page4 : templates/main_page4.html</text:p>
      <text:p text:style-name="Text_20_body"/>
      <text:p text:style-name="Text_20_body">HTMLの内容はpart1のものと似て<text:span text:style-name="T1">いますが、若干の差異があります。差異については後続のセクションで解説します。とはいえ、全ての詳細を載せることは</text:span>このセクションの本質とは関係<text:span text:style-name="T1">ないため、今回はこれらのHTMLの説明はスキップさせてください。</text:span>Xhwlayのアーカイブに含まれている実際のコードを参照してください。</text:p>
      <text:p text:style-name="Text_20_body"/>
      <text:h text:style-name="Heading_20_2" text:outline-level="2">Xhwlayアプリケーションの骨組み</text:h>
      <text:p text:style-name="Text_20_body"/>
      <text:p text:style-name="P10">これまでのことを踏まえて、下記のようなコードを組んでみます。 : main.php</text:p>
      <text:p text:style-name="コードブロック">&lt;?php</text:p>
      <text:p text:style-name="コードブロック">$__base_dir = dirname(__FILE__);</text:p>
      <text:p text:style-name="コードブロック">$__include_path = ini_get("include_path");</text:p>
      <text:p text:style-name="コードブロック">ini_set("include_path", realpath($__base_dir . '/../') . PATH_SEPARATOR . $__include_path);</text:p>
      <text:p text:style-name="コードブロック">session_save_path($__base_dir . '/sess/');</text:p>
      <text:p text:style-name="コードブロック"/>
      <text:p text:style-name="コードブロック">require_once('Xhwlay/Runner.php');</text:p>
      <text:p text:style-name="コードブロック">require_once('Xhwlay/Bookmark/FileStoreContainer.php');</text:p>
      <text:p text:style-name="コードブロック">require_once('Xhwlay/Config/PHPArray.php');</text:p>
      <text:p text:style-name="コードブロック">require_once('Xhwlay/Renderer/Include.php');</text:p>
      <text:p text:style-name="コードブロック"/>
      <text:p text:style-name="コードブロック">$bookmarkContainerParams = array(</text:p>
      <text:p text:style-name="コードブロック"><text:s text:c="4"/>"dataDir" =&gt; $__base_dir.'/datas',</text:p>
      <text:p text:style-name="コードブロック"><text:s text:c="4"/>"gc_probability" =&gt; 1,</text:p>
      <text:p text:style-name="コードブロック"><text:s text:c="4"/>"gc_divisor" =&gt; 1,</text:p>
      <text:p text:style-name="コードブロック"><text:s text:c="4"/>"gc_maxlifetime" =&gt; 30,</text:p>
      <text:p text:style-name="コードブロック">);</text:p>
      <text:p text:style-name="コードブロック"><text:soft-page-break/></text:p>
      <text:p text:style-name="コードブロック">$configP = array(</text:p>
      <text:p text:style-name="コードブロック"><text:s text:c="4"/>"story" =&gt; array(</text:p>
      <text:p text:style-name="コードブロック"><text:s text:c="8"/>"name" =&gt; "Wizard Example",</text:p>
      <text:p text:style-name="コードブロック"><text:s text:c="8"/>"bookmark" =&gt; "on",</text:p>
      <text:p text:style-name="コードブロック"><text:s text:c="8"/>),</text:p>
      <text:p text:style-name="コードブロック"><text:s text:c="4"/>"page" =&gt; array(</text:p>
      <text:p text:style-name="コードブロック"><text:s text:c="8"/>"page4" =&gt; array(</text:p>
      <text:p text:style-name="コードブロック"><text:s text:c="12"/>"user_function" =&gt; "demo_page_page4",</text:p>
      <text:p text:style-name="コードブロック"><text:s text:c="12"/>"bookmark" =&gt; "last",</text:p>
      <text:p text:style-name="コードブロック"><text:s text:c="12"/>),</text:p>
      <text:p text:style-name="コードブロック"><text:s text:c="8"/>"page3" =&gt; array(</text:p>
      <text:p text:style-name="コードブロック"><text:s text:c="12"/>"user_function" =&gt; "demo_page_page3",</text:p>
      <text:p text:style-name="コードブロック"><text:s text:c="12"/>"event" =&gt; array(</text:p>
      <text:p text:style-name="コードブロック"><text:s text:c="16"/>"onSubmitPage4" =&gt; null,</text:p>
      <text:p text:style-name="コードブロック"><text:s text:c="16"/>"onBacktoPage2" =&gt; null,</text:p>
      <text:p text:style-name="コードブロック"><text:s text:c="16"/>),</text:p>
      <text:p text:style-name="コードブロック"><text:s text:c="12"/>),</text:p>
      <text:p text:style-name="コードブロック"><text:s text:c="8"/>"page2" =&gt; array(</text:p>
      <text:p text:style-name="コードブロック"><text:s text:c="12"/>"user_function" =&gt; "demo_page_page2",</text:p>
      <text:p text:style-name="コードブロック"><text:s text:c="12"/>"event" =&gt; array(</text:p>
      <text:p text:style-name="コードブロック"><text:s text:c="16"/>"onSubmitPage3" =&gt; null,</text:p>
      <text:p text:style-name="コードブロック"><text:s text:c="16"/>"onBacktoPage1" =&gt; null,</text:p>
      <text:p text:style-name="コードブロック"><text:s text:c="16"/>),</text:p>
      <text:p text:style-name="コードブロック"><text:s text:c="12"/>),</text:p>
      <text:p text:style-name="コードブロック"><text:s text:c="8"/>"page1" =&gt; array(</text:p>
      <text:p text:style-name="コードブロック"><text:s text:c="12"/>"user_function" =&gt; "demo_page_page1",</text:p>
      <text:p text:style-name="コードブロック"><text:s text:c="12"/>"event" =&gt; array(</text:p>
      <text:p text:style-name="コードブロック"><text:s text:c="16"/>"onSubmitPage2" =&gt; null,</text:p>
      <text:p text:style-name="コードブロック"><text:s text:c="16"/>"onBacktoPage0" =&gt; null,</text:p>
      <text:p text:style-name="コードブロック"><text:s text:c="16"/>),</text:p>
      <text:p text:style-name="コードブロック"><text:s text:c="12"/>),</text:p>
      <text:p text:style-name="コードブロック"><text:s text:c="8"/>"*" =&gt; array(</text:p>
      <text:p text:style-name="コードブロック"><text:s text:c="12"/>"user_function" =&gt; "demo_page_page0",</text:p>
      <text:p text:style-name="コードブロック"><text:soft-page-break/><text:s text:c="12"/>"event" =&gt; array(</text:p>
      <text:p text:style-name="コードブロック"><text:s text:c="16"/>"onSubmitPage1" =&gt; null,</text:p>
      <text:p text:style-name="コードブロック"><text:s text:c="16"/>),</text:p>
      <text:p text:style-name="コードブロック"><text:s text:c="12"/>),</text:p>
      <text:p text:style-name="コードブロック"><text:s text:c="8"/>),</text:p>
      <text:p text:style-name="コードブロック"><text:s text:c="4"/>"event" =&gt; array(</text:p>
      <text:p text:style-name="コードブロック"><text:s text:c="8"/>// go to next page</text:p>
      <text:p text:style-name="コードブロック"><text:s text:c="8"/>"onSubmitPage1" =&gt; array(</text:p>
      <text:p text:style-name="コードブロック"><text:s text:c="12"/>"user_function" =&gt; "demo_event_onSubmit",</text:p>
      <text:p text:style-name="コードブロック"><text:s text:c="12"/>"transit" =&gt; array("success" =&gt; "page1")),</text:p>
      <text:p text:style-name="コードブロック"><text:s text:c="8"/>"onSubmitPage2" =&gt; array(</text:p>
      <text:p text:style-name="コードブロック"><text:s text:c="12"/>"user_function" =&gt; "demo_event_onSubmit",</text:p>
      <text:p text:style-name="コードブロック"><text:s text:c="12"/>"transit" =&gt; array("success" =&gt; "page2")),</text:p>
      <text:p text:style-name="コードブロック"><text:s text:c="8"/>"onSubmitPage3" =&gt; array(</text:p>
      <text:p text:style-name="コードブロック"><text:s text:c="12"/>"user_function" =&gt; "demo_event_onSubmit",</text:p>
      <text:p text:style-name="コードブロック"><text:s text:c="12"/>"transit" =&gt; array("success" =&gt; "page3")),</text:p>
      <text:p text:style-name="コードブロック"><text:s text:c="8"/>"onSubmitPage4" =&gt; array(</text:p>
      <text:p text:style-name="コードブロック"><text:s text:c="12"/>"user_function" =&gt; "demo_event_onSubmit",</text:p>
      <text:p text:style-name="コードブロック"><text:s text:c="12"/>"transit" =&gt; array("success" =&gt; "page4")),</text:p>
      <text:p text:style-name="コードブロック"/>
      <text:p text:style-name="コードブロック"><text:s text:c="8"/>// back to previous page</text:p>
      <text:p text:style-name="コードブロック"><text:s text:c="8"/>"onBacktoPage2" =&gt; array(</text:p>
      <text:p text:style-name="コードブロック"><text:s text:c="12"/>"user_function" =&gt; "demo_event_onSubmit",</text:p>
      <text:p text:style-name="コードブロック"><text:s text:c="12"/>"transit" =&gt; array("success" =&gt; "page2")),</text:p>
      <text:p text:style-name="コードブロック"><text:s text:c="8"/>"onBacktoPage1" =&gt; array(</text:p>
      <text:p text:style-name="コードブロック"><text:s text:c="12"/>"user_function" =&gt; "demo_event_onSubmit",</text:p>
      <text:p text:style-name="コードブロック"><text:s text:c="12"/>"transit" =&gt; array("success" =&gt; "page1")),</text:p>
      <text:p text:style-name="コードブロック"><text:s text:c="8"/>"onBacktoPage0" =&gt; array(</text:p>
      <text:p text:style-name="コードブロック"><text:s text:c="12"/>"user_function" =&gt; "demo_event_onSubmit",</text:p>
      <text:p text:style-name="コードブロック"><text:s text:c="12"/>"transit" =&gt; array("success" =&gt; "*")),</text:p>
      <text:p text:style-name="コードブロック"><text:s text:c="8"/>),</text:p>
      <text:p text:style-name="コードブロック"><text:s text:c="4"/>);</text:p>
      <text:p text:style-name="コードブロック"/>
      <text:p text:style-name="コードブロック">$renderer =&amp; new Xhwlay_Renderer_Include();</text:p>
      <text:p text:style-name="コードブロック"><text:soft-page-break/>$config =&amp; new Xhwlay_Config_PHPArray($configP);</text:p>
      <text:p text:style-name="コードブロック"/>
      <text:p text:style-name="コードブロック">// setup "setup" hooks (executed before Xhwlay)</text:p>
      <text:p text:style-name="コードブロック">$h1 =&amp; Xhwlay_Hook::getInstance(XHWLAY_RUNNER_HOOK_SETUP);</text:p>
      <text:p text:style-name="コードブロック">$h1-&gt;pushCallback("demo_hook_setup_session");</text:p>
      <text:p text:style-name="コードブロック"/>
      <text:p text:style-name="コードブロック">// setup "terminate" hooks (executed after Xhwlay)</text:p>
      <text:p text:style-name="コードブロック">$h2 =&amp; Xhwlay_Hook::getInstance(XHWLAY_RUNNER_HOOK_TERMINATE);</text:p>
      <text:p text:style-name="コードブロック">$h2-&gt;pushCallback("demo_hook_terminate");</text:p>
      <text:p text:style-name="コードブロック"/>
      <text:p text:style-name="コードブロック">$runner =&amp; new Xhwlay_Runner();</text:p>
      <text:p text:style-name="コードブロック">$runner-&gt;setBookmarkContainerClassName("Xhwlay_Bookmark_FileStoreContainer");</text:p>
      <text:p text:style-name="コードブロック">$runner-&gt;setBookmarkContainerParams($bookmarkContainerParams);</text:p>
      <text:p text:style-name="コードブロック">$runner-&gt;setConfig($config);</text:p>
      <text:p text:style-name="コードブロック">$runner-&gt;setRenderer($renderer);</text:p>
      <text:p text:style-name="コードブロック"/>
      <text:p text:style-name="コードブロック">echo $runner-&gt;run();</text:p>
      <text:p text:style-name="コードブロック"/>
      <text:p text:style-name="コードブロック">function demo_hook_setup_session($hook, &amp;$runner) {</text:p>
      <text:p text:style-name="コードブロック"><text:s text:c="4"/>session_start();</text:p>
      <text:p text:style-name="コードブロック"/>
      <text:p text:style-name="コードブロック"><text:s text:c="4"/>$bcid = isset($_SESSION['bcid']) ? $_SESSION['bcid'] : "";</text:p>
      <text:p text:style-name="コードブロック"><text:s text:c="4"/>$event = isset($_REQUEST['_event_']) ? $_REQUEST['_event_'] : "";</text:p>
      <text:p text:style-name="コードブロック"/>
      <text:p text:style-name="コードブロック"><text:s text:c="4"/>Xhwlay_Var::set(XHWLAY_VAR_KEY_BCID, $bcid);</text:p>
      <text:p text:style-name="コードブロック"><text:s text:c="4"/>Xhwlay_Var::set(XHWLAY_VAR_KEY_EVENT, $event);</text:p>
      <text:p text:style-name="コードブロック">}</text:p>
      <text:p text:style-name="コードブロック"/>
      <text:p text:style-name="コードブロック">function demo_hook_terminate($hook, &amp;$runner) {</text:p>
      <text:p text:style-name="コードブロック"><text:s text:c="4"/>$bcid = Xhwlay_Var::get(XHWLAY_VAR_KEY_BCID);</text:p>
      <text:p text:style-name="コードブロック"><text:s text:c="4"/>$sid = session_id();</text:p>
      <text:p text:style-name="コードブロック"><text:s text:c="4"/>if (!empty($sid)) {</text:p>
      <text:p text:style-name="コードブロック"><text:s text:c="8"/>$_SESSION['bcid'] = $bcid;</text:p>
      <text:p text:style-name="コードブロック"><text:s text:c="4"/>}</text:p>
      <text:p text:style-name="コードブロック"><text:soft-page-break/>}</text:p>
      <text:p text:style-name="コードブロック"/>
      <text:p text:style-name="コードブロック">function demo_page_page4(&amp;$runner, $page, &amp;$bookmark, $params) {</text:p>
      <text:p text:style-name="コードブロック"><text:s text:c="4"/>return "templates/main_page4.html";</text:p>
      <text:p text:style-name="コードブロック">}</text:p>
      <text:p text:style-name="コードブロック"/>
      <text:p text:style-name="コードブロック">function demo_page_page3(&amp;$runner, $page, &amp;$bookmark, $params) {</text:p>
      <text:p text:style-name="コードブロック"><text:s text:c="4"/>return "templates/main_page3.html";</text:p>
      <text:p text:style-name="コードブロック">}</text:p>
      <text:p text:style-name="コードブロック"/>
      <text:p text:style-name="コードブロック">function demo_page_page2(&amp;$runner, $page, &amp;$bookmark, $params) {</text:p>
      <text:p text:style-name="コードブロック"><text:s text:c="4"/>return "templates/main_page2.html";</text:p>
      <text:p text:style-name="コードブロック">}</text:p>
      <text:p text:style-name="コードブロック"/>
      <text:p text:style-name="コードブロック">function demo_page_page1(&amp;$runner, $page, &amp;$bookmark, $params) {</text:p>
      <text:p text:style-name="コードブロック"><text:s text:c="4"/>return "templates/main_page1.html";</text:p>
      <text:p text:style-name="コードブロック">}</text:p>
      <text:p text:style-name="コードブロック"/>
      <text:p text:style-name="コードブロック">function demo_page_page0(&amp;$runner, $page, &amp;$bookmark, $params) {</text:p>
      <text:p text:style-name="コードブロック"><text:s text:c="4"/>return "templates/main_page0.html";</text:p>
      <text:p text:style-name="コードブロック">}</text:p>
      <text:p text:style-name="コードブロック"/>
      <text:p text:style-name="コードブロック">function demo_event_onSubmit(&amp;$runner, $event, &amp;$bookmark, $params)</text:p>
      <text:p text:style-name="コードブロック">{</text:p>
      <text:p text:style-name="コードブロック"><text:s text:c="4"/>$vars = array(</text:p>
      <text:p text:style-name="コードブロック"><text:s text:c="8"/>"name", "email", // input at "*"</text:p>
      <text:p text:style-name="コードブロック"><text:s text:c="8"/>"zip", "address", "telephone", // input at "page1"</text:p>
      <text:p text:style-name="コードブロック"><text:s text:c="8"/>"age", "hobby", // input at "page2"</text:p>
      <text:p text:style-name="コードブロック"><text:s text:c="8"/>);</text:p>
      <text:p text:style-name="コードブロック"/>
      <text:p text:style-name="コードブロック"><text:s text:c="4"/>foreach ($vars as $_k) {</text:p>
      <text:p text:style-name="コードブロック"><text:s text:c="8"/>if (isset($_REQUEST[$_k])) {</text:p>
      <text:p text:style-name="コードブロック"><text:s text:c="12"/>$bookmark-&gt;set($_k, $_REQUEST[$_k]);</text:p>
      <text:p text:style-name="コードブロック"><text:s text:c="8"/>}</text:p>
      <text:p text:style-name="コードブロック"><text:soft-page-break/><text:s text:c="4"/>}</text:p>
      <text:p text:style-name="コードブロック"><text:s text:c="4"/>return "success";</text:p>
      <text:p text:style-name="コードブロック">}</text:p>
      <text:p text:style-name="コードブロック">?&gt;</text:p>
      <text:p text:style-name="Text_20_body"/>
      <text:p text:style-name="Text_20_body">コードの大部分はpart1のlogin.phpからの流用です<text:span text:style-name="T1">が、demo_hook_setup_session()関数が少し変更されています。まずイベントアクションについて細かく見た後、demo_hook_setup_session()関数の変更箇所とそれに連動したテンプレートHTMLの変更箇所について見てみます。</text:span></text:p>
      <text:p text:style-name="Text_20_body"/>
      <text:h text:style-name="Heading_20_3" text:outline-level="3">ウィザードアプリケーションのサンプルのイベントアクション</text:h>
      <text:p text:style-name="Text_20_body"/>
      <text:p text:style-name="Text_20_body">今回のページフローでは、全てのイベントアクションは<text:span text:style-name="T2">"demo_event_onSubmit"</text:span>を共用しています。この中では想定される全ての入力フォーム名を"$vars"という配列で保持しており、$_REQUEST変数に対してループ処理し、値があれば取り出し、ブックマークに保存しています。</text:p>
      <text:p text:style-name="Text_20_body">またこのイベントは"success"のみを返します。実際のtransit先は、ページフローで設定されます。例えば、page1は"onSubmitPage2"と"onBacktoPage0"のイベントを受け付けます：</text:p>
      <text:p text:style-name="コードブロック">"page1" =&gt; array(</text:p>
      <text:p text:style-name="コードブロック"><text:s text:c="4"/>"user_function" =&gt; "demo_page_page1",</text:p>
      <text:p text:style-name="コードブロック"><text:s text:c="4"/>"event" =&gt; array(</text:p>
      <text:p text:style-name="コードブロック"><text:s text:c="8"/>"onSubmitPage2" =&gt; null,</text:p>
      <text:p text:style-name="コードブロック"><text:s text:c="8"/>"onBacktoPage0" =&gt; null,</text:p>
      <text:p text:style-name="コードブロック"><text:s text:c="8"/>),</text:p>
      <text:p text:style-name="コードブロック"><text:s text:c="4"/>),</text:p>
      <text:p text:style-name="Text_20_body"/>
      <text:p text:style-name="Text_20_body">"onSubmitPage2"イベントの定義を見てみると、"success"は"page2"へマッピングされます。</text:p>
      <text:p text:style-name="コードブロック">"onSubmitPage2" =&gt; array(</text:p>
      <text:p text:style-name="コードブロック"><text:s text:c="4"/>"user_function" =&gt; "demo_event_onSubmit",</text:p>
      <text:p text:style-name="コードブロック"><text:s text:c="4"/>"transit" =&gt; array("success" =&gt; "page2")),</text:p>
      <text:p text:style-name="Text_20_body"/>
      <text:p text:style-name="Text_20_body">"onBacktoPage0"イベントであれば、"success"はpage0へマップされます。これにより、Xhwlayは「前へ」ボタンが押されたらpage0にtransitします。</text:p>
      <text:p text:style-name="コードブロック">"onBacktoPage0" =&gt; array(</text:p>
      <text:p text:style-name="コードブロック"><text:soft-page-break/><text:s text:c="4"/>"user_function" =&gt; "demo_event_onSubmit",</text:p>
      <text:p text:style-name="コードブロック"><text:s text:c="4"/>"transit" =&gt; array("success" =&gt; "*")),</text:p>
      <text:p text:style-name="Text_20_body"/>
      <text:h text:style-name="Heading_20_3" text:outline-level="3">demo_hook_setup_session()<text:span text:style-name="T1">関数とテンプレートHTMLの若干の差異について</text:span></text:h>
      <text:p text:style-name="Text_20_body"/>
      <text:p text:style-name="Text_20_body">Part 1<text:span text:style-name="T1">とPart 2のdemo_hook_setup_session()をもう一度見比べてみます。</text:span></text:p>
      <text:p text:style-name="P21">Part 1(login.php)</text:p>
      <text:p text:style-name="コードブロック">function demo_hook_setup_session($hook, &amp;$runner)<text:line-break/>{</text:p>
      <text:p text:style-name="コードブロック"><text:s text:c="4"/>...</text:p>
      <text:p text:style-name="コードブロック"><text:s text:c="4"/>// get Event from request parameters.</text:p>
      <text:p text:style-name="コードブロック"><text:s text:c="4"/>$event = isset($_REQUEST['_event_']) ? $_REQUEST['_event_'] : "";</text:p>
      <text:p text:style-name="コードブロック"><text:s text:c="4"/><text:span text:style-name="T1">...</text:span></text:p>
      <text:p text:style-name="コードブロック">}</text:p>
      <text:p text:style-name="P21">Part 2(main.php)</text:p>
      <text:p text:style-name="コードブロック">function demo_hook_setup_session($hook, &amp;$runner)</text:p>
      <text:p text:style-name="コードブロック">{</text:p>
      <text:p text:style-name="コードブロック"><text:s text:c="4"/>...</text:p>
      <text:p text:style-name="コードブロック"><text:s text:c="4"/>// get Event from request parameters.</text:p>
      <text:p text:style-name="コードブロック"><text:s text:c="4"/>$event = '';</text:p>
      <text:p text:style-name="コードブロック"><text:s text:c="4"/>foreach ($_REQUEST as $_k =&gt; $_v) {</text:p>
      <text:p text:style-name="コードブロック"><text:s text:c="8"/>if (preg_match('/^_event_(\w+)$/', $_k, $m)) {</text:p>
      <text:p text:style-name="コードブロック"><text:s text:c="12"/>$event = $m[1];</text:p>
      <text:p text:style-name="コードブロック"><text:s text:c="8"/>}</text:p>
      <text:p text:style-name="コードブロック"><text:s text:c="4"/>}</text:p>
      <text:p text:style-name="コードブロック"><text:s text:c="4"/>...</text:p>
      <text:p text:style-name="コードブロック">}</text:p>
      <text:p text:style-name="Text_20_body"/>
      <text:p text:style-name="P10">なぜこのような変更がPart2のmain.phpでは必要なのでしょうか？それは、Part2の主要画面では「前の画面へ」「次の画面へ」遷移する為に二つのボタンが必要になり、そのため二つ以上のボタン(&lt;input type="submit"&gt;)のname属性に"_event_[イベント名]"をセットし、リクエスト値を元に区別する必要があったからです。実際のテンプレートファイルでは次のようになっています。</text:p>
      <text:p text:style-name="P21"><text:soft-page-break/>templates/main_page1.html</text:p>
      <text:p text:style-name="コードブロック">...</text:p>
      <text:p text:style-name="コードブロック">&lt;input type="submit" name="_event_onBacktoPage0" value="&amp;lt;&amp;lt; Page 0" /&gt;</text:p>
      <text:p text:style-name="コードブロック">&lt;input type="submit" name="_event_onSubmitPage2" value="&amp;gt;&amp;gt; Page 2" /&gt;</text:p>
      <text:p text:style-name="コードブロック">...</text:p>
      <text:p text:style-name="P10">これにより、リクエストのキー値をループさせ、"_event_[イベント名]"のパターンにマッチしたものがあればイベント名を取り出して内部にセットするようになります。</text:p>
      <text:p text:style-name="Text_20_body">Xhwlay-0.9.0<text:span text:style-name="T1">のsampleと本ドキュメントでは"&lt;button&gt;"タグを用いていました。しかしこれは開発者(=msakamoto-sf)のミスです。msakamoto-sfは複数の"&lt;button&gt;"タグがInternet Explorer上で正しく動かないという事実について無知でした。これにより0.9.0のsampleコードはInternet Explorer上では正しく動作しません。</text:span></text:p>
      <text:p text:style-name="P10">この問題は上記変更により、Xhwlay-0.9.1以降で修正されています。</text:p>
      <text:p text:style-name="Text_20_body"/>
      <text:h text:style-name="Heading_20_2" text:outline-level="2">Xhwlayアプリケーションの構築</text:h>
      <text:p text:style-name="Text_20_body"/>
      <text:p text:style-name="Text_20_body">では、ソースコードの残りの部分を実装しましょう。</text:p>
      <text:p text:style-name="Text_20_body"/>
      <text:h text:style-name="Heading_20_3" text:outline-level="3">ページアクションの実装</text:h>
      <text:p text:style-name="Text_20_body"/>
      <text:p text:style-name="Text_20_body">このウィザードの例では、ページアクションは簡単です。単にブックマークに保存されているユーザー入力データを、レンダラにセットするだけです。たとえばpage0のページアクションであるdemo_page_page0()は次のようになります：</text:p>
      <text:p text:style-name="コードブロック">function demo_page_page0(&amp;$runner, $page, &amp;$bookmark, $params) {</text:p>
      <text:p text:style-name="コードブロック"><text:s text:c="4"/>$renderer =&amp; $runner-&gt;getRenderer();</text:p>
      <text:p text:style-name="コードブロック"><text:s text:c="4"/>$renderer-&gt;set('f_name', $bookmark-&gt;get('name'));</text:p>
      <text:p text:style-name="コードブロック"><text:s text:c="4"/>$renderer-&gt;set('f_email', $bookmark-&gt;get('email'));</text:p>
      <text:p text:style-name="コードブロック"><text:s text:c="4"/>return "templates/main_page0.html";</text:p>
      <text:p text:style-name="コードブロック">}</text:p>
      <text:p text:style-name="Text_20_body"/>
      <text:p text:style-name="Text_20_body">他のページ(page1 - 3)のアクションもこれと同じように<text:span text:style-name="T1">な</text:span>ります。実際のコードはXhwlayアーカイブに含まれているソースコードを参照してください。</text:p>
      <text:p text:style-name="Text_20_body"/>
      <text:h text:style-name="Heading_20_3" text:outline-level="3"><text:soft-page-break/>再POST確認メッセージBOXの対処</text:h>
      <text:p text:style-name="Text_20_body"/>
      <text:p text:style-name="Text_20_body">これで一通りのWizardとして動かせるようになりました。しかし、弄っている内にたまたま"更新"ボタンをクリックすると、いわゆる"再POST確認メッセージBOX"が表示されることでしょう。ここではLocationヘッダーをブラウザに送出することにより、このメッセージボックスを表示させなくしてみます。</text:p>
      <text:p text:style-name="Text_20_body"/>
      <text:p text:style-name="Text_20_body">demo_event_onSubmit() メソッドを次のように編集してみます。</text:p>
      <text:p text:style-name="コードブロック">function demo_event_onSubmit(&amp;$runner, $event, &amp;$bookmark, $params) {</text:p>
      <text:p text:style-name="コードブロック"><text:s text:c="4"/>$vars = array(</text:p>
      <text:p text:style-name="コードブロック"><text:s text:c="8"/>...</text:p>
      <text:p text:style-name="コードブロック"><text:s text:c="8"/>);</text:p>
      <text:p text:style-name="コードブロック"><text:s text:c="4"/>foreach ($vars as $_k) {</text:p>
      <text:p text:style-name="コードブロック"><text:s text:c="8"/>...</text:p>
      <text:p text:style-name="コードブロック"><text:s text:c="4"/>}</text:p>
      <text:p text:style-name="コードブロック"><text:s text:c="4"/>// append start</text:p>
      <text:p text:style-name="コードブロック"><text:s text:c="4"/>header("Location: http://xhwlay-tutorial/main.php");</text:p>
      <text:p text:style-name="コードブロック"><text:s text:c="4"/>$runner-&gt;wipeout();</text:p>
      <text:p text:style-name="コードブロック"><text:s text:c="4"/>// append end</text:p>
      <text:p text:style-name="コードブロック"><text:s text:c="4"/>return "success";</text:p>
      <text:p text:style-name="コードブロック">}</text:p>
      <text:p text:style-name="Text_20_body"/>
      <text:p text:style-name="Text_20_body"><text:span text:style-name="Source_20_Text">wipeout()</text:span>メソッドは、ページアクションおよびViewのレンダリングを強制的にスキップさせます。Xhwlay自身はHTTPのボディエンティティを出力しなくなります。これにより、ブラウザはLocationヘッダによりリダイレクトされ、main.phpへGETメソッドでアクセスします。</text:p>
      <text:p text:style-name="Text_20_body">動かしてみましょう。</text:p>
      <text:p text:style-name="Text_20_body">- page 0 <text:span text:style-name="T1">→</text:span> page1 : <text:span text:style-name="T1">いいですね。</text:span></text:p>
      <text:p text:style-name="Text_20_body">- page 1 <text:span text:style-name="T1">→</text:span> page2 : <text:span text:style-name="T1">オッケー。</text:span></text:p>
      <text:p text:style-name="Text_20_body">- page 2 <text:span text:style-name="T1">→</text:span> page3 : <text:span text:style-name="T1">オッケー。</text:span></text:p>
      <text:p text:style-name="Text_20_body">- page 3 <text:span text:style-name="T1">→</text:span> page0 : ?? page0が表示されてしまいます。page4はどこへ行ってしまったのでしょうか？</text:p>
      <text:p text:style-name="Text_20_body"/>
      <text:p text:style-name="Text_20_body">page4はStoryの終了ページであることを思い出してください。つまり、"onSubmitPage4"イベント発生によりブックマークはクリアされてしまいます。ここでLocationヘッダーが<text:soft-page-break/>ブラウザに送信され、ブラウザがもう一度リクエストを投げます。すると、新しいブックマークが作成され、そのため、page0が表示されるという仕掛けです。page4を表示するにはどうすればよいでしょうか？</text:p>
      <text:p text:style-name="Text_20_body">いくつか解決策はあると思いますが、今回はpage3の時だけLocationヘッダーを送出しないようにしてみます。</text:p>
      <text:p text:style-name="コードブロック">"onSubmitPage4" =&gt; array(</text:p>
      <text:p text:style-name="コードブロック"><text:s text:c="4"/>"user_function" =&gt; "demo_event_onSubmit",</text:p>
      <text:p text:style-name="コードブロック"><text:s text:c="4"/>"transit" =&gt; array("success" =&gt; "page4")),</text:p>
      <text:p text:style-name="コードブロック">→</text:p>
      <text:p text:style-name="コードブロック">"onSubmitPage4" =&gt; array(</text:p>
      <text:p text:style-name="コードブロック"><text:span text:style-name="T1"><text:s/></text:span><text:s text:c="3"/>"user_function" =&gt; "demo_event_onSubmit",</text:p>
      <text:p text:style-name="コードブロック"><text:s text:c="4"/>"send_location_header" =&gt; false,</text:p>
      <text:p text:style-name="コードブロック"><text:s text:c="4"/>"transit" =&gt; array("success" =&gt; "page4")),</text:p>
      <text:p text:style-name="Text_20_body"/>
      <text:p text:style-name="Text_20_body">demo_event_onSubmit() を次のように編集します。</text:p>
      <text:p text:style-name="コードブロック">header("Location: http://xhwlay-tutorial/main.php");</text:p>
      <text:p text:style-name="コードブロック">$runner-&gt;wipeout();</text:p>
      <text:p text:style-name="コードブロック">→</text:p>
      <text:p text:style-name="コードブロック">if (!isset($params['send_location_header']) || </text:p>
      <text:p text:style-name="コードブロック"><text:s text:c="4"/>$params['send_location_header'] == true) {</text:p>
      <text:p text:style-name="コードブロック"><text:s text:c="4"/>header("Location: http://xhwlay-tutorial/main.php");</text:p>
      <text:p text:style-name="コードブロック"><text:s text:c="4"/>$runner-&gt;wipeout();</text:p>
      <text:p text:style-name="コードブロック">}</text:p>
      <text:p text:style-name="Text_20_body"/>
      <text:p text:style-name="Text_20_body">"onSubmitPage4"が実行されると、$params引数にはページフローで設定したとおり"send_location_header"エントリがfalse値でもって設定されています。このため、上記if文の条件は成立しなくなるため、header()とwipeout()はコールされず、page4が表示されます。他のイベントが発生した場合は、$paramsには"sent_location_header"エントリは設定されないため、if文の条件式が成立し、header()とwipeout()が呼ばれGETメソッドリクエストが発生します。</text:p>
      <text:p text:style-name="Text_20_body"/>
      <text:h text:style-name="Heading_20_2" text:outline-level="2">おまけ : login/logoutとの組み合わせ</text:h>
      <text:p text:style-name="Text_20_body"/>
      <text:p text:style-name="Text_20_body">では、おまけとしてlogin.phpとmain.phpを組み合わせてみましょう。main.phpにlogin/logout機能をつけたし、もし$_SESSIONのuser_idが未設定であればlogin.phpへリダ<text:soft-page-break/>イレクトするようにしてみます。</text:p>
      <text:p text:style-name="Text_20_body">以下の"demo_hook_setup_auth()"関数をmain.phpに追加します : </text:p>
      <text:p text:style-name="コードブロック">function demo_hook_setup_auth($hook, &amp;$runner) {</text:p>
      <text:p text:style-name="コードブロック"><text:s text:c="4"/>if (!isset($_SESSION['user_id'])) {</text:p>
      <text:p text:style-name="コードブロック"><text:s text:c="8"/>// If not logined yet, send "Location" header and ...</text:p>
      <text:p text:style-name="コードブロック"><text:s text:c="8"/>header("Location: http://xhwlay-tutorial/login.php");</text:p>
      <text:p text:style-name="コードブロック"><text:s text:c="8"/>// and, restrain continuous page action invoking, terminate.</text:p>
      <text:p text:style-name="コードブロック"><text:s text:c="8"/>$runner-&gt;wipeout();</text:p>
      <text:p text:style-name="コードブロック"><text:s text:c="4"/>}</text:p>
      <text:p text:style-name="コードブロック">}</text:p>
      <text:p text:style-name="Text_20_body"/>
      <text:p text:style-name="Text_20_body">これはHOOKです。どこで呼んで欲しいかというと、やはりセッションが開始された後でしょう。つまり、"setup"フックに追加すればよいということになります。</text:p>
      <text:p text:style-name="コードブロック">$h1 =&amp; Xhwlay_Hook::getInstance(XHWLAY_RUNNER_HOOK_SETUP);</text:p>
      <text:p text:style-name="コードブロック">$h1-&gt;pushCallback("demo_hook_setup_session");</text:p>
      <text:p text:style-name="コードブロック">$h1-&gt;pushCallback("demo_hook_setup_auth"); // add this line</text:p>
      <text:p text:style-name="Text_20_body"/>
      <text:p text:style-name="Text_20_body">これで、ログイン・ログアウト機能を実装できました。</text:p>
      <text:p text:style-name="Text_20_body"/>
      <text:h text:style-name="Heading_20_2" text:outline-level="2">次のチュートリアル</text:h>
      <text:p text:style-name="Text_20_body"/>
      <text:p text:style-name="Text_20_body">これまでのチュートリアルの内容で、自分自身のXhwlayアプリケーションを構築できると思います。しかし、説明していないTipsやXhwlayの機能もまだまだあります。例えばアクションとしてクラスのメソッドを呼ぶにはどうすればよいでしょうか？また、ストーリー設定の"bookmark"エントリに"false"を設定すると何が起こるでしょうか？</text:p>
      <text:p text:style-name="Text_20_body"/>
      <text:p text:style-name="Text_20_body">Part3ではこれらのトピックを踏まえつつ、Xhwlayが"action-page mapping"という旧来のページコントローラとしても使えることを示すデモンストレーションを紹介したいと思います。</text:p>
      <text:p text:style-name="Text_20_body"/>
      <text:h text:style-name="P7" text:outline-level="1">Part 3</text:h>
      <text:p text:style-name="Text_20_body"/>
      <text:p text:style-name="Text_20_body">このパートではXhwlayの残された機能について解説します。</text:p>
      <text:p text:style-name="Text_20_body">Xhwlayはイベントドリブン指向のステートフルページフローだけでなく、古典な"action-page mapping"ページコントローラの機能も提供しています。ただし、Xhwlayのメインターゲットは空くまでもイベントドリブンなページフローアプリケーションの構築であることは忘れないでいて下さい。このチュートリアルで解説されている"Action-page mapping"機能は、Xhwlayにとってはあくまでもオプショナルなものです。完全なソースコード一式は、Xhwlayアーカイブの"sample"ディレクトリを参照してください。</text:p>
      <text:p text:style-name="Text_20_body"/>
      <text:h text:style-name="Heading_20_2" text:outline-level="2">典型的な "Action-page mapping" アプリケーションのメカニズム</text:h>
      <text:p text:style-name="Text_20_body"/>
      <text:p text:style-name="Text_20_body">最初にPHPにおける典型的な "Action-page mapping" アプリケーションのメカニズムについてまとめます。</text:p>
      <text:p text:style-name="Text_20_body">本質は簡潔で、</text:p>
      <text:p text:style-name="Text_20_body">1. 一つのアプリケーションは一つのエントリポイントとなるPHPファイルを有します。(index.phpなど)</text:p>
      <text:p text:style-name="Text_20_body">2. ユーザーは"action"パラメータを付けて上記エントリポイントをリクエストします。</text:p>
      <text:p text:style-name="Text_20_body">3. リクエストされたエントリポイントは制御ロジックを実行し、"action"に関連付けられた実際のクラスの"mapping"を取得します。</text:p>
      <text:p text:style-name="Text_20_body">4. 制御層は実際のクラスをロードし、制御層により決定されたメソッド名を実行します。</text:p>
      <text:p text:style-name="Text_20_body">5. 続いて制御層は"View"コンポーネントを実行します。(プレーンなHTML/PHPファイルや、Smartyなどのテンプレートエンジン)</text:p>
      <text:p text:style-name="Text_20_body">6. ユーザーは制御層よりレスポンスを取得します。</text:p>
      <text:p text:style-name="Text_20_body"/>
      <text:p text:style-name="Text_20_body">"Action-page mapping"のメインと<text:span text:style-name="T1">な</text:span>る概念は、"action"と実際のクラスを紐付ける"mapping"にあります。どのアクションが実行されるのかは、ユーザーのリクエストに依存します。このため、このメカニズムは"ステートレス"とも呼ばれます。</text:p>
      <text:p text:style-name="Text_20_body">Xhwlayはこの点についてユニークな機能を提供しています。"Bookmark"です。Xhwlayは"今どのページに居るのか？"をBookmarkに保存し、ロードできます。Xhwlayにより、開発者は本来ステートレスであるところの"Action-page mapping"方式を"ステートフル"にすることが可能となります。もちろん、後述するようにXhwlayで"ステートレス"なアプリケーションを構築することも可能です。</text:p>
      <text:p text:style-name="Text_20_body"/>
      <text:h text:style-name="Heading_20_2" text:outline-level="2"><text:soft-page-break/>ページフローの設計</text:h>
      <text:p text:style-name="Text_20_body"/>
      <text:p text:style-name="Text_20_body">ページフローについてはチュートリアル1/2と同じような方法で設計できます。いくつかの相違点があります：</text:p>
      <text:p text:style-name="Text_20_body"><text:span text:style-name="T1">・</text:span>"Event"アクションについては考慮する必要はありません。</text:p>
      <text:p text:style-name="Text_20_body"><text:span text:style-name="T1">・</text:span>"Guard"アクションの代わりに"Barrier"アクションを定義します。</text:p>
      <text:p text:style-name="Text_20_body"><text:span text:style-name="T1">・</text:span>現在ページから遷移可能なページを制限できます。</text:p>
      <text:p text:style-name="Text_20_body"/>
      <text:p text:style-name="Text_20_body">では、今回のチュートリアルのページフローを具体的に設計していきましょう。まず、次のような3つのページを作ってみました。</text:p>
      <text:p text:style-name="Text_20_body">- default : 初期ページです。このページからは、page1へしか遷移できません。</text:p>
      <text:p text:style-name="Text_20_body">- page1 : このページからは、page0とpage2にのみ遷移できます。page2へ遷移するときに"Barrier"アクションが実行されます。"barrier"というリクエストパラメータの値が"pass"であることをチェックします。</text:p>
      <text:p text:style-name="Text_20_body">- page2 : このページからは、page1またはpge3にのみ遷移できます。</text:p>
      <text:p text:style-name="Text_20_body">- page3 : 終了ページです。</text:p>
      <text:p text:style-name="Text_20_body"/>
      <text:p text:style-name="Text_20_body">デモを簡単にするため、今回はそれぞれのページアクションでは特別な処理は行わせません。各ページアクションは現在のページ名をレンダラにセットするだけとします。</text:p>
      <text:p text:style-name="Text_20_body">また、それぞれのページのテンプレートファイルも、現在のページ名とその他いくつかの情報を表示するだけの１つのみを共用することとします。</text:p>
      <text:p text:style-name="Text_20_body">では、View名を決定します。</text:p>
      <text:p text:style-name="Text_20_body"/>
      <text:p text:style-name="Text_20_body">- 全ページ共通 : templates/pages_default.html</text:p>
      <text:p text:style-name="Text_20_body"/>
      <text:p text:style-name="Text_20_body">ごめんなさい、今回はこれらのHTMLの説明はスキップさせてください。HTMLの内容はpart1のものと似ており、また、その詳細を載せることはこのセクションの本質とは関係ないからです。Xhwlayのアーカイブに含まれている実際のコードを参照してください。</text:p>
      <text:p text:style-name="Text_20_body"/>
      <text:h text:style-name="Heading_20_2" text:outline-level="2">Xhwlayアプリケーションの骨組み</text:h>
      <text:p text:style-name="Text_20_body"/>
      <text:p text:style-name="Text_20_body">では、"action-page mapping"ページフローはどのように定義すればよいのでしょうか？以下に、今回のデモ用のコードを示します。<text:span text:style-name="T1"> : pages.php.</text:span></text:p>
      <text:p text:style-name="コードブロック"><text:soft-page-break/>&lt;?php</text:p>
      <text:p text:style-name="コードブロック">$__base_dir = dirname(__FILE__);</text:p>
      <text:p text:style-name="コードブロック">$__include_path = ini_get("include_path");</text:p>
      <text:p text:style-name="コードブロック">ini_set("include_path", realpath($__base_dir . '/../') . PATH_SEPARATOR . $__include_path);</text:p>
      <text:p text:style-name="コードブロック">session_save_path($__base_dir . '/sess/');</text:p>
      <text:p text:style-name="コードブロック"/>
      <text:p text:style-name="コードブロック">require_once('Xhwlay/Runner.php');</text:p>
      <text:p text:style-name="コードブロック">require_once('Xhwlay/Bookmark/FileStoreContainer.php');</text:p>
      <text:p text:style-name="コードブロック">require_once('Xhwlay/Config/PHPArray.php');</text:p>
      <text:p text:style-name="コードブロック">require_once('Xhwlay/Renderer/Include.php');</text:p>
      <text:p text:style-name="コードブロック"/>
      <text:p text:style-name="コードブロック">$bookmarkContainerParams = array(</text:p>
      <text:p text:style-name="コードブロック"><text:s text:c="4"/>"dataDir" =&gt; $__base_dir.'/datas',</text:p>
      <text:p text:style-name="コードブロック"><text:s text:c="4"/>"gc_probability" =&gt; 1,</text:p>
      <text:p text:style-name="コードブロック"><text:s text:c="4"/>"gc_divisor" =&gt; 1,</text:p>
      <text:p text:style-name="コードブロック"><text:s text:c="4"/>"gc_maxlifetime" =&gt; 30,</text:p>
      <text:p text:style-name="コードブロック">);</text:p>
      <text:p text:style-name="コードブロック"/>
      <text:p text:style-name="コードブロック">$configP = array(</text:p>
      <text:p text:style-name="コードブロック"><text:s text:c="4"/>"story" =&gt; array(</text:p>
      <text:p text:style-name="コードブロック"><text:s text:c="8"/>"name" =&gt; "Page Oriented Example",</text:p>
      <text:p text:style-name="コードブロック"><text:s text:c="8"/>"bookmark" =&gt; "on",</text:p>
      <text:p text:style-name="コードブロック"><text:s text:c="8"/>),</text:p>
      <text:p text:style-name="コードブロック"><text:s text:c="4"/>"page" =&gt; array(</text:p>
      <text:p text:style-name="コードブロック"><text:s text:c="8"/>"page3" =&gt; array(</text:p>
      <text:p text:style-name="コードブロック"><text:s text:c="11"/>"user_function" =&gt; "demo_page_userfunc",</text:p>
      <text:p text:style-name="コードブロック"><text:s text:c="12"/>"bookmark" =&gt; "last",</text:p>
      <text:p text:style-name="コードブロック"><text:s text:c="12"/>),</text:p>
      <text:p text:style-name="コードブロック"><text:s text:c="8"/>"page2" =&gt; array(</text:p>
      <text:p text:style-name="コードブロック"><text:s text:c="11"/>"user_function" =&gt; "demo_page_userfunc",</text:p>
      <text:p text:style-name="コードブロック"><text:s text:c="12"/>"next" =&gt; array(</text:p>
      <text:p text:style-name="コードブロック"><text:s text:c="16"/>"page3" =&gt; null,</text:p>
      <text:p text:style-name="コードブロック"><text:s text:c="16"/>"page1" =&gt; null,</text:p>
      <text:p text:style-name="コードブロック"><text:s text:c="16"/>),</text:p>
      <text:p text:style-name="コードブロック"><text:soft-page-break/><text:s text:c="12"/>),</text:p>
      <text:p text:style-name="コードブロック"><text:s text:c="8"/>"page1" =&gt; array(</text:p>
      <text:p text:style-name="コードブロック"><text:s text:c="11"/>"user_function" =&gt; "demo_page_userfunc",</text:p>
      <text:p text:style-name="コードブロック"><text:s text:c="12"/>"next" =&gt; array(</text:p>
      <text:p text:style-name="コードブロック"><text:s text:c="16"/>"page2" =&gt; "barrier_sample",</text:p>
      <text:p text:style-name="コードブロック"><text:s text:c="16"/>"page0" =&gt; null,</text:p>
      <text:p text:style-name="コードブロック"><text:s text:c="16"/>),</text:p>
      <text:p text:style-name="コードブロック"><text:s text:c="12"/>),</text:p>
      <text:p text:style-name="コードブロック"><text:s text:c="8"/>"*" =&gt; array(</text:p>
      <text:p text:style-name="コードブロック"><text:s text:c="11"/>"user_function" =&gt; "demo_page_userfunc",</text:p>
      <text:p text:style-name="コードブロック"><text:s text:c="12"/>"next" =&gt; array(</text:p>
      <text:p text:style-name="コードブロック"><text:s text:c="16"/>"page1" =&gt; null,</text:p>
      <text:p text:style-name="コードブロック"><text:s text:c="16"/>),</text:p>
      <text:p text:style-name="コードブロック"><text:s text:c="12"/>),</text:p>
      <text:p text:style-name="コードブロック"><text:s text:c="8"/>),</text:p>
      <text:p text:style-name="コードブロック"><text:s text:c="4"/>"barrier" =&gt; array(</text:p>
      <text:p text:style-name="コードブロック"><text:s text:c="8"/>"barrier_sample" =&gt; array(</text:p>
      <text:p text:style-name="コードブロック"><text:s text:c="12"/>"user_function" =&gt; "demo_barrier",</text:p>
      <text:p text:style-name="コードブロック"><text:s text:c="12"/>),</text:p>
      <text:p text:style-name="コードブロック"><text:s text:c="8"/>),</text:p>
      <text:p text:style-name="コードブロック"><text:s text:c="4"/>);</text:p>
      <text:p text:style-name="コードブロック"/>
      <text:p text:style-name="コードブロック">$renderer =&amp; new Xhwlay_Renderer_Include();</text:p>
      <text:p text:style-name="コードブロック">$config =&amp; new Xhwlay_Config_PHPArray($configP);</text:p>
      <text:p text:style-name="コードブロック"/>
      <text:p text:style-name="コードブロック">// setup "setup" hooks (executed before Xhwlay)</text:p>
      <text:p text:style-name="コードブロック">$h1 =&amp; Xhwlay_Hook::getInstance(XHWLAY_RUNNER_HOOK_SETUP);</text:p>
      <text:p text:style-name="コードブロック">$h1-&gt;pushCallback("demo_hook_setup_session");</text:p>
      <text:p text:style-name="コードブロック"/>
      <text:p text:style-name="コードブロック">// setup "terminate" hooks (executed after Xhwlay)</text:p>
      <text:p text:style-name="コードブロック">$h2 =&amp; Xhwlay_Hook::getInstance(XHWLAY_RUNNER_HOOK_TERMINATE);</text:p>
      <text:p text:style-name="コードブロック">$h2-&gt;pushCallback("demo_hook_terminate");</text:p>
      <text:p text:style-name="コードブロック"/>
      <text:p text:style-name="コードブロック">$runner =&amp; new Xhwlay_Runner();</text:p>
      <text:p text:style-name="コードブロック"><text:soft-page-break/>$runner-&gt;setBookmarkContainerClassName("Xhwlay_Bookmark_FileStoreContainer");</text:p>
      <text:p text:style-name="コードブロック">$runner-&gt;setBookmarkContainerParams($bookmarkContainerParams);</text:p>
      <text:p text:style-name="コードブロック">$runner-&gt;setConfig($config);</text:p>
      <text:p text:style-name="コードブロック">$runner-&gt;setRenderer($renderer);</text:p>
      <text:p text:style-name="コードブロック"/>
      <text:p text:style-name="コードブロック">echo $runner-&gt;run();</text:p>
      <text:p text:style-name="コードブロック"/>
      <text:p text:style-name="コードブロック">function demo_hook_setup_session($hook, &amp;$runner) {</text:p>
      <text:p text:style-name="コードブロック"><text:s text:c="4"/>session_start();</text:p>
      <text:p text:style-name="コードブロック"/>
      <text:p text:style-name="コードブロック"><text:s text:c="4"/>// get BCID from session variables.</text:p>
      <text:p text:style-name="コードブロック"><text:s text:c="4"/>$bcid = isset($_SESSION['bcid']) ? $_SESSION['bcid'] : "";</text:p>
      <text:p text:style-name="コードブロック"><text:s text:c="4"/>// get Page from request parameters.</text:p>
      <text:p text:style-name="コードブロック"><text:s text:c="4"/>$page = isset($_REQUEST['_page_']) ? $_REQUEST['_page_'] : "";</text:p>
      <text:p text:style-name="コードブロック"/>
      <text:p text:style-name="コードブロック"><text:s text:c="4"/>Xhwlay_Var::set(XHWLAY_VAR_KEY_BCID, $bcid);</text:p>
      <text:p text:style-name="コードブロック"><text:s text:c="4"/>Xhwlay_Var::set(XHWLAY_VAR_KEY_PAGE, $page);</text:p>
      <text:p text:style-name="コードブロック">}</text:p>
      <text:p text:style-name="コードブロック"/>
      <text:p text:style-name="コードブロック">function demo_hook_terminate($hook, &amp;$runner) {</text:p>
      <text:p text:style-name="コードブロック"><text:s text:c="4"/>$bcid = Xhwlay_Var::get(XHWLAY_VAR_KEY_BCID);</text:p>
      <text:p text:style-name="コードブロック"><text:s text:c="4"/>$sid = session_id();</text:p>
      <text:p text:style-name="コードブロック"><text:s text:c="4"/>if (!empty($sid)) {</text:p>
      <text:p text:style-name="コードブロック"><text:s text:c="8"/>$_SESSION['bcid'] = $bcid;</text:p>
      <text:p text:style-name="コードブロック"><text:s text:c="4"/>}</text:p>
      <text:p text:style-name="コードブロック">}</text:p>
      <text:p text:style-name="コードブロック"/>
      <text:p text:style-name="コードブロック">function demo_page_userfunc(&amp;$runner, $page, &amp;$bookmark, $params) {</text:p>
      <text:p text:style-name="コードブロック"><text:s text:c="4"/>$renderer =&amp; $runner-&gt;getRenderer();</text:p>
      <text:p text:style-name="コードブロック"><text:s text:c="4"/>$renderer-&gt;set('page', $page);</text:p>
      <text:p text:style-name="コードブロック"><text:s text:c="4"/>$config =&amp; $runner-&gt;getConfig();</text:p>
      <text:p text:style-name="コードブロック"><text:s text:c="4"/>$bm = $config-&gt;needsBookmark() ? "on" : "off";</text:p>
      <text:p text:style-name="コードブロック"><text:s text:c="4"/>$renderer-&gt;set('bookmark', $bm);</text:p>
      <text:p text:style-name="コードブロック"><text:s text:c="4"/>if ($config-&gt;needsBookmark()) {</text:p>
      <text:p text:style-name="コードブロック"><text:soft-page-break/><text:s text:c="8"/>$renderer-&gt;set('bcid', $bookmark-&gt;getContainerId());</text:p>
      <text:p text:style-name="コードブロック"><text:s text:c="4"/>} else {</text:p>
      <text:p text:style-name="コードブロック"><text:s text:c="8"/>$renderer-&gt;set('bcid', '(none)');</text:p>
      <text:p text:style-name="コードブロック"><text:s text:c="4"/>}</text:p>
      <text:p text:style-name="コードブロック"/>
      <text:p text:style-name="コードブロック"><text:s text:c="4"/>return "templates/pages_default.html";</text:p>
      <text:p text:style-name="コードブロック">}</text:p>
      <text:p text:style-name="コードブロック"/>
      <text:p text:style-name="コードブロック">/**</text:p>
      <text:p text:style-name="コードブロック"><text:s/>* Barrier Example</text:p>
      <text:p text:style-name="コードブロック"><text:s/>*/</text:p>
      <text:p text:style-name="コードブロック">function demo_barrier(&amp;$runner, $current, $next, &amp;$bookmark, $params) {</text:p>
      <text:p text:style-name="コードブロック"><text:s text:c="4"/>return isset($_REQUEST['barrier']) &amp;&amp; $_REQUEST['barrier'] == "pass";</text:p>
      <text:p text:style-name="コードブロック">}</text:p>
      <text:p text:style-name="コードブロック">?&gt;</text:p>
      <text:p text:style-name="Text_20_body"/>
      <text:p text:style-name="Text_20_body">"demo_hook_terminate" はチュートリアル1/2と同じです。"demo_hook_setup_session" は違います。チュートリアル1/2では、"demo_hook_setup_session" は "_event_" 変数を操作していましたが、このチュートリアルでは"_page_"変数になっています。</text:p>
      <text:p text:style-name="Text_20_body">"demo_page_userfunc" は、ブックマークの基本情報をレンダラにセットしています。</text:p>
      <text:p text:style-name="Text_20_body"/>
      <text:p text:style-name="Text_20_body">template/pages_default.html の中身は以下のようになります :</text:p>
      <text:p text:style-name="コードブロック">&lt;html&gt;</text:p>
      <text:p text:style-name="コードブロック">&lt;body&gt;</text:p>
      <text:p text:style-name="コードブロック">&lt;h1&gt;Page oriented flow example&lt;/h1&gt;</text:p>
      <text:p text:style-name="コードブロック">&lt;ul&gt;</text:p>
      <text:p text:style-name="コードブロック">&lt;li&gt;Current Page : &lt;?php echo $GLOBALS['template']['page']; ?&gt;&lt;/li&gt;</text:p>
      <text:p text:style-name="コードブロック">&lt;li&gt;Bookmark Container ID : &lt;?php echo $GLOBALS['template']['bcid']; ?&gt;&lt;/li&gt;</text:p>
      <text:p text:style-name="コードブロック">&lt;li&gt;Bookmark Mode : &lt;?php echo $GLOBALS['template']['bookmark']; ?&gt;&lt;/li&gt;</text:p>
      <text:p text:style-name="コードブロック">&lt;/ul&gt;</text:p>
      <text:p text:style-name="コードブロック">&lt;ul&gt;</text:p>
      <text:p text:style-name="コードブロック">&lt;li&gt;&lt;a href="&lt;?php echo $_SERVER['SCRIPT_NAME']; ?&gt;"&gt;current&lt;/a&gt;&lt;/li&gt;</text:p>
      <text:p text:style-name="コードブロック">&lt;li&gt;&lt;a href="&lt;?php echo $_SERVER['SCRIPT_NAME']; ?&gt;?_page_=page0"&gt;default&lt;/a&gt;&lt;/li&gt;</text:p>
      <text:p text:style-name="コードブロック"><text:soft-page-break/>&lt;li&gt;&lt;a href="&lt;?php echo $_SERVER['SCRIPT_NAME']; ?&gt;?_page_=page1"&gt;page 1&lt;/a&gt;&lt;/li&gt;</text:p>
      <text:p text:style-name="コードブロック">&lt;li&gt;&lt;a href="&lt;?php echo $_SERVER['SCRIPT_NAME']; ?&gt;?_page_=page2&amp;barrier=block"&gt;page 2 (Barrier Blocked ... finally, page 1)&lt;/a&gt;&lt;/li&gt;</text:p>
      <text:p text:style-name="コードブロック">&lt;li&gt;&lt;a href="&lt;?php echo $_SERVER['SCRIPT_NAME']; ?&gt;?_page_=page2&amp;barrier=pass"&gt;page 2 (Barrier Pass.)&lt;/a&gt;&lt;/li&gt;</text:p>
      <text:p text:style-name="コードブロック">&lt;li&gt;&lt;a href="&lt;?php echo $_SERVER['SCRIPT_NAME']; ?&gt;?_page_=page3"&gt;page 3&lt;/a&gt;&lt;/li&gt;</text:p>
      <text:p text:style-name="コードブロック">&lt;/ul&gt;</text:p>
      <text:p text:style-name="コードブロック">&lt;/body&gt;</text:p>
      <text:p text:style-name="コードブロック">&lt;/html&gt;</text:p>
      <text:p text:style-name="Text_20_body"/>
      <text:p text:style-name="Text_20_body">いろいろクリックして遊べるようにしてみました。</text:p>
      <text:p text:style-name="Text_20_body"/>
      <text:h text:style-name="Heading_20_3" text:outline-level="3">"Barrier" アクション</text:h>
      <text:p text:style-name="Text_20_body"/>
      <text:p text:style-name="Text_20_body">"demo_barrier" は<text:span text:style-name="T2">"Barrier"</text:span>用のコールバック関数です。"Barrier"アクションは新しいページがリクエストされたときに実行されます。</text:p>
      <text:p text:style-name="Text_20_body">例えば、現在ページがpage1だとしましょう。リクエストされた新しいページが、今と同じpage1の場合は"Barrier"アクションは実行されません。単にpage1のページアクションが実行されます。リクエストされた新しいページがpage2のとき、Xhwlayはpage1とpage2の間で"Barrier"が定義されていないかチェックします。今回の例ですと"barrier_sample"が定義されていて、そのコールバック関数は"demo_barrier"と設定されています。</text:p>
      <text:p text:style-name="コードブロック">"page1" =&gt; array(</text:p>
      <text:p text:style-name="コードブロック"><text:s text:c="4"/>"next" =&gt; array(</text:p>
      <text:p text:style-name="コードブロック"><text:s text:c="8"/>"page2" =&gt; "barrier_sample",</text:p>
      <text:p text:style-name="コードブロック"><text:s text:c="8"/>"page0" =&gt; null,</text:p>
      <text:p text:style-name="コードブロック"><text:s text:c="8"/>),</text:p>
      <text:p text:style-name="コードブロック"><text:s text:c="4"/>),</text:p>
      <text:p text:style-name="コードブロック"><text:s text:c="4"/>...</text:p>
      <text:p text:style-name="コードブロック">barrier" =&gt; array(</text:p>
      <text:p text:style-name="コードブロック">"barrier_sample" =&gt; array(</text:p>
      <text:p text:style-name="コードブロック"><text:s text:c="4"/>"user_function" =&gt; "demo_barrier",</text:p>
      <text:p text:style-name="コードブロック"><text:s text:c="4"/>),</text:p>
      <text:p text:style-name="コードブロック"><text:soft-page-break/>),</text:p>
      <text:p text:style-name="Text_20_body"/>
      <text:p text:style-name="Text_20_body">ここでXhwlayはバリアアクションを実行、つまり"demo_barrier"関数を呼びます。もし戻り値がtrueであれば、ブックマークの現在ページ名は"page2"へ更新され、page2のページアクションが実行されます。</text:p>
      <text:p text:style-name="P11">このように、"Barrier"は"Guard"と良く似ています。</text:p>
      <text:p text:style-name="Text_20_body"/>
      <text:p text:style-name="Text_20_body">pages_default.htmlの中身をもう一度見てみましょう。次のようなリンクがあります : </text:p>
      <text:p text:style-name="コードブロック">&lt;li&gt;&lt;a href="&lt;?php echo $_SERVER['SCRIPT_NAME']; ?&gt;?_page_=page2&amp;barrier=block"&gt;page 2 (Barrier Blocked ... finally, page 1)&lt;/a&gt;&lt;/li&gt;</text:p>
      <text:p text:style-name="コードブロック">&lt;li&gt;&lt;a href="&lt;?php echo $_SERVER['SCRIPT_NAME']; ?&gt;?_page_=page2&amp;barrier=pass"&gt;page 2 (Barrier Pass.)&lt;/a&gt;&lt;/li&gt;</text:p>
      <text:p text:style-name="Text_20_body"/>
      <text:p text:style-name="Text_20_body">現在ページがpage1の時に、<text:span text:style-name="T4">上の方のリンク</text:span>をクリックすると "barrier" リクエストパラメータは"pass"でない、つまり、"demo_barrier"がfalseを返します。これにより、Xhwlayはpage2に遷移せず、page1のページアクションを実行します。</text:p>
      <text:p text:style-name="Text_20_body"><text:span text:style-name="T4">下部のリンク</text:span>をクリックすると、"barrier"リクエストパラメータには"pass"が入りますので、"demo_barrier"はtrueを返します。これによりXhwlayは現在ページ名をpage2に更新し、page2のページアクションを実行します。</text:p>
      <text:p text:style-name="Text_20_body"/>
      <text:h text:style-name="Heading_20_2" text:outline-level="2">"Bookmark-OFF"モードのページフロー</text:h>
      <text:p text:style-name="Text_20_body"/>
      <text:p text:style-name="Text_20_body">イベントドリブン指向、および"action-page mapping"の両ページフローで、<text:span text:style-name="T2">"bookmark"の値を"off"にする</text:span>ことでわざとXhwlayの特徴である"stateful"機能を無効化することができます。</text:p>
      <text:p text:style-name="Text_20_body"/>
      <text:p text:style-name="コードブロック">$configP = array(</text:p>
      <text:p text:style-name="コードブロック"><text:s text:c="4"/>"story" =&gt; array(</text:p>
      <text:p text:style-name="コードブロック"><text:s text:c="8"/>"name" =&gt; "...",</text:p>
      <text:p text:style-name="コードブロック"><text:s text:c="8"/>"bookmark" =&gt; <text:span text:style-name="T2">"off"</text:span>,</text:p>
      <text:p text:style-name="コードブロック"><text:s text:c="8"/>),</text:p>
      <text:p text:style-name="Text_20_body"/>
      <text:p text:style-name="Text_20_body">この設定が行われると、以下の機能が無効化されます。</text:p>
      <text:p text:style-name="Text_20_body"><text:span text:style-name="T1">・</text:span>"Guard", "Event", "Barrier" <text:span text:style-name="T1">アクション</text:span></text:p>
      <text:p text:style-name="P10"><text:soft-page-break/>・Bookmark, Bookmark Containerの全機能</text:p>
      <text:p text:style-name="Text_20_body"><text:span text:style-name="T1">・</text:span>BCID</text:p>
      <text:p text:style-name="Text_20_body"/>
      <text:p text:style-name="Text_20_body">また<text:span text:style-name="T3">各</text:span><text:span text:style-name="T2">アクションの&amp;$bookmark引数にはnull</text:span>が設定されるようになります。この設定を<text:span text:style-name="T2">"Bookmark-OFF"モード</text:span>と呼びます。</text:p>
      <text:p text:style-name="Text_20_body">"Bookmark-OFF"はXhwlayを単なるステートレスな"action-page mapping"コントローラとして動作させます。どのページアクションが実行されるのかは、リクエスト中のパラメータに完全に依存するようになります。</text:p>
      <text:p text:style-name="Text_20_body"/>
      <text:h text:style-name="Heading_20_2" text:outline-level="2">実行時にカスタムクラスをロードするには</text:h>
      <text:p text:style-name="Text_20_body"/>
      <text:p text:style-name="Text_20_body">これまでのサンプルでは、さまざまなアクションをユーザー関数として定義してきました。では、自作のクラスとそのメソッドを呼ぶにはどうすればよいでしょうか？そのやり方は次のようになります : </text:p>
      <text:p text:style-name="コードブロック">"page1" =&gt; array(</text:p>
      <text:p text:style-name="コードブロック"><text:s text:c="4"/>"class" =&gt; "Tutorial_PageActions_Page1",</text:p>
      <text:p text:style-name="コードブロック"><text:s text:c="4"/>"method" =&gt; "staticMethod",</text:p>
      <text:p text:style-name="Text_20_body"/>
      <text:p text:style-name="Text_20_body">"user_function", "class", "method"の全てが定義されていた場合<text:span text:style-name="T1">は、</text:span>"user_function"で定義されたユーザー関数が実行されます。</text:p>
      <text:p text:style-name="Text_20_body">Xhwlayはまず、"user_function"の定義が有効であるかチェックします。有効であれば、"user_function"を実行します。無効な場合に、Xhwlayは"class"と"method"が有効であるかチェックし、有効な場合"class"クラスの"method"メソッドをstaticにコールします。（インスタンスは作られません）</text:p>
      <text:p text:style-name="Text_20_body">それぞれのアクションごとに、予め<text:span text:style-name="Source_20_Text">require()</text:span>を書いておく必要は有<text:span text:style-name="T1">りません。</text:span></text:p>
      <text:p text:style-name="Text_20_body">開発者定義の命名規約に基づいてクラスファイルを実行時にロードする<text:span text:style-name="T1">ための</text:span><text:span text:style-name="T3">"classload"フック</text:span><text:span text:style-name="T1">が用意されています。開発者自身の自動ロードをこのフックを用いて実装します。</text:span></text:p>
      <text:p text:style-name="Text_20_body"/>
      <text:p text:style-name="Text_20_body">以下にこの機能の実装例を示します : </text:p>
      <text:p text:style-name="Text_20_body"/>
      <text:p text:style-name="Text_20_body">ページフロー設定部分 : </text:p>
      <text:p text:style-name="コードブロック">$configP = array(</text:p>
      <text:p text:style-name="コードブロック"><text:s text:c="4"/>"story" =&gt; array(</text:p>
      <text:p text:style-name="コードブロック"><text:s text:c="8"/>"name" =&gt; "Page Oriented Example",</text:p>
      <text:p text:style-name="コードブロック"><text:soft-page-break/><text:s text:c="8"/>//"bookmark" =&gt; "on",</text:p>
      <text:p text:style-name="コードブロック"><text:s text:c="8"/>"bookmark" =&gt; "off",</text:p>
      <text:p text:style-name="コードブロック"><text:s text:c="8"/>),</text:p>
      <text:p text:style-name="コードブロック"><text:s text:c="4"/>"page" =&gt; array(</text:p>
      <text:p text:style-name="コードブロック"><text:s text:c="8"/>"page3" =&gt; array(</text:p>
      <text:p text:style-name="コードブロック"><text:s text:c="12"/>"class" =&gt; "InnerKlass",</text:p>
      <text:p text:style-name="コードブロック"><text:s text:c="12"/>"method" =&gt; "staticMethod",</text:p>
      <text:p text:style-name="コードブロック"><text:s text:c="12"/>"bookmark" =&gt; "last",</text:p>
      <text:p text:style-name="コードブロック"><text:s text:c="12"/>),</text:p>
      <text:p text:style-name="コードブロック"><text:s text:c="8"/>"page2" =&gt; array(</text:p>
      <text:p text:style-name="コードブロック"><text:s text:c="12"/>"class" =&gt; "Tutorial_PageActions_Page2",</text:p>
      <text:p text:style-name="コードブロック"><text:s text:c="12"/>"method" =&gt; "staticMethod",</text:p>
      <text:p text:style-name="コードブロック"><text:s text:c="12"/>"next" =&gt; array(</text:p>
      <text:p text:style-name="コードブロック"><text:s text:c="16"/>"page3" =&gt; null,</text:p>
      <text:p text:style-name="コードブロック"><text:s text:c="16"/>"page1" =&gt; null,</text:p>
      <text:p text:style-name="コードブロック"><text:s text:c="16"/>),</text:p>
      <text:p text:style-name="コードブロック"><text:s text:c="12"/>),</text:p>
      <text:p text:style-name="コードブロック"><text:s text:c="8"/>"page1" =&gt; array(</text:p>
      <text:p text:style-name="コードブロック"><text:s text:c="12"/>"class" =&gt; "Tutorial_PageActions_Page1",</text:p>
      <text:p text:style-name="コードブロック"><text:s text:c="12"/>"method" =&gt; "staticMethod",</text:p>
      <text:p text:style-name="コードブロック"><text:s text:c="12"/>"next" =&gt; array(</text:p>
      <text:p text:style-name="コードブロック"><text:s text:c="16"/>"page2" =&gt; "barrier_sample",</text:p>
      <text:p text:style-name="コードブロック"><text:s text:c="16"/>"page0" =&gt; null,</text:p>
      <text:p text:style-name="コードブロック"><text:s text:c="16"/>),</text:p>
      <text:p text:style-name="コードブロック"><text:s text:c="12"/>),</text:p>
      <text:p text:style-name="コードブロック"><text:s text:c="8"/>"*" =&gt; array(</text:p>
      <text:p text:style-name="コードブロック"><text:s text:c="12"/>"user_function" =&gt; "demo_page_userfunc",</text:p>
      <text:p text:style-name="コードブロック"><text:s text:c="12"/>"next" =&gt; array(</text:p>
      <text:p text:style-name="コードブロック"><text:s text:c="16"/>"page1" =&gt; null,</text:p>
      <text:p text:style-name="コードブロック"><text:s text:c="16"/>),</text:p>
      <text:p text:style-name="コードブロック"><text:s text:c="12"/>),</text:p>
      <text:p text:style-name="コードブロック"><text:s text:c="8"/>),</text:p>
      <text:p text:style-name="コードブロック"><text:s text:c="4"/>"barrier" =&gt; array(</text:p>
      <text:p text:style-name="コードブロック"><text:s text:c="8"/>"barrier_sample" =&gt; array(</text:p>
      <text:p text:style-name="コードブロック"><text:soft-page-break/><text:s text:c="12"/>"user_function" =&gt; "demo_barrier",</text:p>
      <text:p text:style-name="コードブロック"><text:s text:c="12"/>),</text:p>
      <text:p text:style-name="コードブロック"><text:s text:c="8"/>),</text:p>
      <text:p text:style-name="コードブロック"><text:s text:c="4"/>);</text:p>
      <text:p text:style-name="Text_20_body"/>
      <text:p text:style-name="Text_20_body">次のコードを挿入します : </text:p>
      <text:p text:style-name="コードブロック">class InnerKlass</text:p>
      <text:p text:style-name="コードブロック">{</text:p>
      <text:p text:style-name="コードブロック"><text:s text:c="4"/>function staticMethod(&amp;$runner, $page, &amp;$bookmark, $params)</text:p>
      <text:p text:style-name="コードブロック"><text:s text:c="4"/>{</text:p>
      <text:p text:style-name="コードブロック"><text:s text:c="8"/>// lazy job :p</text:p>
      <text:p text:style-name="コードブロック"><text:s text:c="8"/>return demo_page_userfunc($runner, $page, $bookmark, $params);</text:p>
      <text:p text:style-name="コードブロック"><text:s text:c="4"/>}</text:p>
      <text:p text:style-name="コードブロック">}</text:p>
      <text:p text:style-name="コードブロック"/>
      <text:p text:style-name="コードブロック">function demo_hook_classload($hook, $params)</text:p>
      <text:p text:style-name="コードブロック">{</text:p>
      <text:p text:style-name="コードブロック"><text:s text:c="4"/>$__basedir = dirname(__FILE__);</text:p>
      <text:p text:style-name="コードブロック"><text:s text:c="4"/>if (!isset($params['class'])) {</text:p>
      <text:p text:style-name="コードブロック"><text:s text:c="8"/>return;</text:p>
      <text:p text:style-name="コードブロック"><text:s text:c="4"/>}</text:p>
      <text:p text:style-name="コードブロック"><text:s text:c="4"/>$klass = $params['class'];</text:p>
      <text:p text:style-name="コードブロック"><text:s text:c="4"/>// translate PEAR-like class name to actual file path</text:p>
      <text:p text:style-name="コードブロック"><text:s text:c="4"/>$klass = strtr($klass, "_", "/");</text:p>
      <text:p text:style-name="コードブロック"><text:s text:c="4"/>$file = $__basedir . "/classes/" . $klass . ".php";</text:p>
      <text:p text:style-name="コードブロック"><text:s text:c="4"/>if (is_readable($file)) {</text:p>
      <text:p text:style-name="コードブロック"><text:s text:c="8"/>require_once(realpath($file));</text:p>
      <text:p text:style-name="コードブロック"><text:s text:c="4"/>}</text:p>
      <text:p text:style-name="コードブロック">}</text:p>
      <text:p text:style-name="Text_20_body"/>
      <text:p text:style-name="Text_20_body">続いて、"Tutorial/PageActions/Page1.php" と Page2.php を準備します。以下にこれらの簡単な実装を示します。</text:p>
      <text:p text:style-name="Text_20_body"/>
      <text:p text:style-name="Text_20_body">Tutorial/PageActions/Page1.php :</text:p>
      <text:p text:style-name="コードブロック"><text:soft-page-break/>class Tutorial_PageActions_Page1</text:p>
      <text:p text:style-name="コードブロック">{</text:p>
      <text:p text:style-name="コードブロック"><text:s text:c="4"/>function staticMethod(&amp;$runner, $page, &amp;$bookmark, $params)</text:p>
      <text:p text:style-name="コードブロック"><text:s text:c="4"/>{</text:p>
      <text:p text:style-name="コードブロック"><text:s text:c="8"/>// lazy job :p</text:p>
      <text:p text:style-name="コードブロック"><text:s text:c="8"/>return demo_page_userfunc($runner, $page, $bookmark, $params);</text:p>
      <text:p text:style-name="コードブロック"><text:s text:c="4"/>}</text:p>
      <text:p text:style-name="コードブロック">}</text:p>
      <text:p text:style-name="Text_20_body"/>
      <text:p text:style-name="Text_20_body">Tutorial/PageActions/Page2.php :</text:p>
      <text:p text:style-name="コードブロック">class Tutorial_PageActions_Page2</text:p>
      <text:p text:style-name="コードブロック">{</text:p>
      <text:p text:style-name="コードブロック"><text:s text:c="4"/>function staticMethod(&amp;$runner, $page, &amp;$bookmark, $params)</text:p>
      <text:p text:style-name="コードブロック"><text:s text:c="4"/>{</text:p>
      <text:p text:style-name="コードブロック"><text:s text:c="8"/>// lazy job :p</text:p>
      <text:p text:style-name="コードブロック"><text:s text:c="8"/>return demo_page_userfunc($runner, $page, $bookmark, $params);</text:p>
      <text:p text:style-name="コードブロック"><text:s text:c="4"/>}</text:p>
      <text:p text:style-name="コードブロック">}</text:p>
      <text:p text:style-name="Text_20_body"/>
      <text:p text:style-name="Text_20_body">最後に、"demo_hook_classload()"を"classload"フックに追加します。次のように、二行を追加します。</text:p>
      <text:p text:style-name="コードブロック">$h2 =&amp; Xhwlay_Hook::getInstance(XHWLAY_RUNNER_HOOK_TERMINATE);</text:p>
      <text:p text:style-name="コードブロック">$h2-&gt;pushCallback("demo_hook_terminate");</text:p>
      <text:p text:style-name="コードブロック">// add start</text:p>
      <text:p text:style-name="コードブロック">$h3 =&amp; Xhwlay_Hook::getInstance(XHWLAY_RUNNER_HOOK_CLASSLOAD);</text:p>
      <text:p text:style-name="コードブロック">$h3-&gt;pushCallback("demo_hook_classload");</text:p>
      <text:p text:style-name="コードブロック">// add end</text:p>
      <text:p text:style-name="コードブロック"/>
      <text:p text:style-name="コードブロック">$runner =&amp; new Xhwlay_Runner();</text:p>
      <text:p text:style-name="Text_20_body"/>
      <text:p text:style-name="Text_20_body">これにより、Xhwlayは Tutorial_PageActions_Page1/2 が未定義の場合、demo_hook_classload()を実行し、クラスを定義しているPHPファイルのロードを行うようになります。</text:p>
      <text:p text:style-name="Text_20_body"/>
      <text:h text:style-name="Heading_20_2" text:outline-level="2"><text:soft-page-break/>チュートリアルの終わりに</text:h>
      <text:p text:style-name="Text_20_body"/>
      <text:p text:style-name="Text_20_body">お疲れ様です。みなさんは今、自分自身のXhwlayアプリケーションを組めるようになりました。</text:p>
      <text:p text:style-name="Text_20_body">もしかしたら、Xhwlay_HookやXhwlay_Varなどの、Xhwlay独特の機能についてより詳しく知りたくなったかもしれません。</text:p>
      <text:p text:style-name="Text_20_body">Xhwlayはコンパクトです。これらXhwlayの内部機能についても、おそらく簡単にHackできることでしょう。</text:p>
      <text:p text:style-name="Text_20_body"/>
      <text:p text:style-name="P11">この度はXhwlayに目を向けていただきありがとう御座いました。</text:p>
      <text:p text:style-name="Text_20_body"/>
      <text:p text:style-name="Text_20_body">Copyright(c) 2007 msakamoto-sf@users.sourceforge.ne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G ゴシックB Sun" svg:font-family="'HG ゴシックB Sun'" style:font-family-generic="modern" style:font-pitch="fixed"/>
    <style:font-face style:name="ＭＳ ゴシック" svg:font-family="'ＭＳ ゴシック'" style:font-adornments="標準" style:font-family-generic="modern" style:font-pitch="fixed"/>
    <style:font-face style:name="ＭＳ 明朝" svg:font-family="'ＭＳ 明朝'" style:font-adornments="標準" style:font-family-generic="roman" style:font-pitch="fixed"/>
    <style:font-face style:name="Times New Roman" svg:font-family="'Times New Roman'" style:font-family-generic="roman" style:font-pitch="variable"/>
    <style:font-face style:name="ＭＳ Ｐ明朝" svg:font-family="'ＭＳ Ｐ明朝'" style:font-adornments="太字" style:font-family-generic="roman" style:font-pitch="variable"/>
    <style:font-face style:name="ＭＳ Ｐ明朝1" svg:font-family="'ＭＳ Ｐ明朝'" style:font-adornments="太字斜体" style:font-family-generic="roman" style:font-pitch="variable"/>
    <style:font-face style:name="ＭＳ Ｐ明朝2" svg:font-family="'ＭＳ Ｐ明朝'" style:font-adornments="斜体"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HG 明朝L Sun" svg:font-family="'HG 明朝L 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sian="ＭＳ 明朝" style:language-asian="ja" style:country-asian="JP"/>
    </style:style>
    <style:style style:name="Text_20_body" style:display-name="Text body" style:family="paragraph" style:parent-style-name="Standard" style:class="text" style:master-page-name="">
      <style:paragraph-properties fo:margin-left="0cm" fo:margin-right="0cm" fo:margin-top="0cm" fo:margin-bottom="0.212cm" fo:text-indent="0cm" style:auto-text-indent="false"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明朝L Sun"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ackground-color="transparent" fo:padding="0cm" fo:border-left="none" fo:border-right="none" fo:border-top="none" fo:border-bottom="0.002cm solid #000000" style:shadow="none">
        <style:background-image/>
      </style:paragraph-properties>
      <style:text-properties style:font-name="ＭＳ Ｐ明朝" fo:font-size="150%" style:text-underline-style="none" fo:font-weight="bold" style:font-name-asian="ＭＳ Ｐ明朝"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199cm" fo:margin-right="0cm" fo:text-indent="0cm" style:auto-text-indent="false" style:shadow="none"/>
      <style:text-properties style:font-name="ＭＳ Ｐ明朝1" fo:font-size="16pt" fo:font-style="italic" fo:font-weight="bold" style:font-name-asian="ＭＳ Ｐ明朝1"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4cm" fo:margin-right="0cm" fo:text-indent="0cm" style:auto-text-indent="false"/>
      <style:text-properties style:font-name="ＭＳ Ｐ明朝2" fo:font-size="14pt" fo:font-style="italic" fo:font-weight="normal" style:font-name-asian="ＭＳ Ｐ明朝" style:font-size-asian="14pt" style:font-style-asian="italic" style:font-weight-asian="normal"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6cm" fo:margin-right="0cm" fo:margin-top="0.199cm" fo:margin-bottom="0.199cm" fo:text-indent="0cm" style:auto-text-indent="false"/>
      <style:text-properties style:font-name="ＭＳ Ｐ明朝2" fo:font-size="85%" fo:font-style="italic" fo:font-weight="normal" style:font-name-asian="ＭＳ Ｐ明朝1" style:font-size-asian="85%" style:font-style-asian="italic" style:font-weight-asian="bold" style:font-size-complex="85%" style:font-style-complex="italic"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name-asian="ＭＳ Ｐ明朝"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99cm" fo:margin-bottom="0cm" fo:text-indent="0cm" style:auto-text-indent="false" style:page-number="auto" style:shadow="non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3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3cm" fo:margin-bottom="0cm" fo:text-indent="0cm" style:auto-text-indent="false">
        <style:tab-stops>
          <style:tab-stop style:position="12.506cm" style:type="right" style:leader-style="dotted" style:leader-text="."/>
        </style:tab-stops>
      </style:paragraph-properties>
    </style:style>
    <style:style style:name="コードブロック" style:family="paragraph" style:parent-style-name="Text_20_body" style:next-style-name="Text_20_body" style:class="text">
      <style:paragraph-properties fo:line-height="0.499cm" fo:padding="0.049cm" fo:border="0.002cm solid #000000" style:shadow="none"/>
      <style:text-properties style:font-name="ＭＳ ゴシック"/>
    </style:style>
    <style:style style:name="Source_20_Text" style:display-name="Source Text" style:family="text">
      <style:text-properties style:font-name="ＭＳ ゴシック" fo:language="ja" fo:country="JP" style:font-name-asian="HG ゴシックB Sun" style:font-name-complex="HG ゴシックB Sun"/>
    </style:style>
    <text:outline-style>
      <text:outline-level-style text:level="1" style:num-suffix="." style:num-format="1" text:start-value="0">
        <style:list-level-properties text:space-before="0.635cm" text:min-label-distance="0.379cm"/>
      </text:outline-level-style>
      <text:outline-level-style text:level="2" style:num-suffix="." style:num-format="A" text:display-levels="2">
        <style:list-level-properties text:space-before="0.635cm" text:min-label-distance="0.381cm"/>
      </text:outline-level-style>
      <text:outline-level-style text:level="3" style:num-prefix="$" style:num-format="">
        <style:list-level-properties text:space-before="0.635cm" text:min-label-distance="0.381cm"/>
      </text:outline-level-style>
      <text:outline-level-style text:level="4" style:num-prefix="$$" style:num-format="">
        <style:list-level-properties text:space-before="0.635cm" text:min-label-distance="0.381cm"/>
      </text:outline-level-style>
      <text:outline-level-style text:level="5" style:num-format="">
        <style:list-level-properties text:space-before="0.635cm" text:min-label-distance="0.381cm"/>
      </text:outline-level-style>
      <text:outline-level-style text:level="6" style:num-format="">
        <style:list-level-properties text:space-before="0.635cm" text:min-label-distance="0.381cm"/>
      </text:outline-level-style>
      <text:outline-level-style text:level="7" style:num-format="">
        <style:list-level-properties text:space-before="0.635cm" text:min-label-distance="0.381cm"/>
      </text:outline-level-style>
      <text:outline-level-style text:level="8" style:num-format="">
        <style:list-level-properties text:space-before="0.635cm" text:min-label-distance="0.381cm"/>
      </text:outline-level-style>
      <text:outline-level-style text:level="9" style:num-format="">
        <style:list-level-properties text:space-before="0.635cm" text:min-label-distance="0.381cm"/>
      </text:outline-level-style>
      <text:outline-level-style text:level="10" style:num-format="">
        <style:list-level-properties text:space-before="0.635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style:language-asian="ja" style:country-asian="JP"/>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2" style:next-style-name="Standard"/>
    <style:master-page style:name="Index" style:page-layout-name="pm3"/>
    <style:master-page style:name="本文" style:page-layout-name="pm4">
      <style:footer>
        <text:p text:style-name="P1"><text:page-number text:select-page="current">50</text:page-number><text:span text:style-name="T1"> / </text:span><text:span text:style-name="T1"><text:page-count>5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7-10-09T11:59:11</meta:creation-date>
    <dc:creator>Jing Feng</dc:creator>
    <dc:date>2008-02-14T17:39:47</dc:date>
    <meta:editing-cycles>83</meta:editing-cycles>
    <meta:editing-duration>PT16H39M42S</meta:editing-duration>
    <meta:user-defined meta:name="Info 1"/>
    <meta:user-defined meta:name="Info 2"/>
    <meta:user-defined meta:name="Info 3"/>
    <meta:user-defined meta:name="Info 4"/>
    <meta:document-statistic meta:table-count="0" meta:image-count="0" meta:object-count="0" meta:page-count="50" meta:paragraph-count="1097" meta:word-count="10354" meta:character-count="46199"/>
  </office:meta>
</office:document-meta>
</file>